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Grasp-metrics">
        <table:table-row>
          <table:table-cell>
            <text:p>variation_name</text:p>
          </table:table-cell>
          <table:table-cell>
            <text:p>position_offset_x</text:p>
          </table:table-cell>
          <table:table-cell>
            <text:p>position_offset_y</text:p>
          </table:table-cell>
          <table:table-cell>
            <text:p>position_offset_z</text:p>
          </table:table-cell>
          <table:table-cell>
            <text:p>rotation_offset_deg_x</text:p>
          </table:table-cell>
          <table:table-cell>
            <text:p>rotation_offset_deg_y</text:p>
          </table:table-cell>
          <table:table-cell>
            <text:p>rotation_offset_deg_z</text:p>
          </table:table-cell>
          <table:table-cell>
            <text:p>Timestamp</text:p>
          </table:table-cell>
          <table:table-cell>
            <text:p>Dist_COP_x</text:p>
          </table:table-cell>
          <table:table-cell>
            <text:p>opt_COPx</text:p>
          </table:table-cell>
          <table:table-cell>
            <text:p>CoP+ X</text:p>
          </table:table-cell>
          <table:table-cell>
            <text:p>CoP+ Y</text:p>
          </table:table-cell>
          <table:table-cell>
            <text:p>CoP+ Z</text:p>
          </table:table-cell>
          <table:table-cell>
            <text:p>Taxel+ active</text:p>
          </table:table-cell>
          <table:table-cell>
            <text:p>F_max+</text:p>
          </table:table-cell>
          <table:table-cell>
            <text:p>F_min+</text:p>
          </table:table-cell>
          <table:table-cell>
            <text:p>Dist+</text:p>
          </table:table-cell>
          <table:table-cell>
            <text:p>F_mean10</text:p>
          </table:table-cell>
          <table:table-cell>
            <text:p>Std_10</text:p>
          </table:table-cell>
          <table:table-cell>
            <text:p>Mean_1-5</text:p>
          </table:table-cell>
          <table:table-cell>
            <text:p>Mean_7-11</text:p>
          </table:table-cell>
          <table:table-cell>
            <text:p>Diff_Means</text:p>
          </table:table-cell>
          <table:table-cell>
            <text:p>1 force (N)</text:p>
          </table:table-cell>
          <table:table-cell>
            <text:p>2 force (N)</text:p>
          </table:table-cell>
          <table:table-cell>
            <text:p>3 force (N)</text:p>
          </table:table-cell>
          <table:table-cell>
            <text:p>4 force (N)</text:p>
          </table:table-cell>
          <table:table-cell>
            <text:p>5 force (N)</text:p>
          </table:table-cell>
          <table:table-cell>
            <text:p>6 force (N)</text:p>
          </table:table-cell>
          <table:table-cell>
            <text:p>7 force (N)</text:p>
          </table:table-cell>
          <table:table-cell>
            <text:p>8 force (N)</text:p>
          </table:table-cell>
          <table:table-cell>
            <text:p>9 force (N)</text:p>
          </table:table-cell>
          <table:table-cell>
            <text:p>10 force (N)</text:p>
          </table:table-cell>
          <table:table-cell>
            <text:p>11 force (N)</text:p>
          </table:table-cell>
          <table:table-cell>
            <text:p>12 force (N)</text:p>
          </table:table-cell>
          <table:table-cell>
            <text:p>1 X (world)</text:p>
          </table:table-cell>
          <table:table-cell>
            <text:p>1 Y (world)</text:p>
          </table:table-cell>
          <table:table-cell>
            <text:p>1 Z (world)</text:p>
          </table:table-cell>
          <table:table-cell>
            <text:p>2 X (world)</text:p>
          </table:table-cell>
          <table:table-cell>
            <text:p>2 Y (world)</text:p>
          </table:table-cell>
          <table:table-cell>
            <text:p>2 Z (world)</text:p>
          </table:table-cell>
          <table:table-cell>
            <text:p>3 X (world)</text:p>
          </table:table-cell>
          <table:table-cell>
            <text:p>3 Y (world)</text:p>
          </table:table-cell>
          <table:table-cell>
            <text:p>3 Z (world)</text:p>
          </table:table-cell>
          <table:table-cell>
            <text:p>4 X (world)</text:p>
          </table:table-cell>
          <table:table-cell>
            <text:p>4 Y (world)</text:p>
          </table:table-cell>
          <table:table-cell>
            <text:p>4 Z (world)</text:p>
          </table:table-cell>
          <table:table-cell>
            <text:p>5 X (world)</text:p>
          </table:table-cell>
          <table:table-cell>
            <text:p>5 Y (world)</text:p>
          </table:table-cell>
          <table:table-cell>
            <text:p>5 Z (world)</text:p>
          </table:table-cell>
          <table:table-cell>
            <text:p>6 X (world)</text:p>
          </table:table-cell>
          <table:table-cell>
            <text:p>6 Y (world)</text:p>
          </table:table-cell>
          <table:table-cell>
            <text:p>6 Z (world)</text:p>
          </table:table-cell>
          <table:table-cell>
            <text:p>7 X (world)</text:p>
          </table:table-cell>
          <table:table-cell>
            <text:p>7 Y (world)</text:p>
          </table:table-cell>
          <table:table-cell>
            <text:p>7 Z (world)</text:p>
          </table:table-cell>
          <table:table-cell>
            <text:p>8 X (world)</text:p>
          </table:table-cell>
          <table:table-cell>
            <text:p>8 Y (world)</text:p>
          </table:table-cell>
          <table:table-cell>
            <text:p>8 Z (world)</text:p>
          </table:table-cell>
          <table:table-cell>
            <text:p>9 X (world)</text:p>
          </table:table-cell>
          <table:table-cell>
            <text:p>9 Y (world)</text:p>
          </table:table-cell>
          <table:table-cell>
            <text:p>9 Z (world)</text:p>
          </table:table-cell>
          <table:table-cell>
            <text:p>10 X (world)</text:p>
          </table:table-cell>
          <table:table-cell>
            <text:p>10 Y (world)</text:p>
          </table:table-cell>
          <table:table-cell>
            <text:p>10 Z (world)</text:p>
          </table:table-cell>
          <table:table-cell>
            <text:p>11 X (world)</text:p>
          </table:table-cell>
          <table:table-cell>
            <text:p>11 Y (world)</text:p>
          </table:table-cell>
          <table:table-cell>
            <text:p>11 Z (world)</text:p>
          </table:table-cell>
          <table:table-cell>
            <text:p>12 X (world)</text:p>
          </table:table-cell>
          <table:table-cell>
            <text:p>12 Y (world)</text:p>
          </table:table-cell>
          <table:table-cell>
            <text:p>12 Z (world)</text:p>
          </table:table-cell>
        </table:table-row>
        <table:table-row>
          <table:table-cell>
            <text:p>z_rot_plus_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8-21 12:42:45</text:p>
          </table:table-cell>
          <table:table-cell office:value-type="float" office:value="-0.000391"/>
          <table:table-cell office:value-type="float" office:value="0.6920946"/>
          <table:table-cell office:value-type="float" office:value="0.6917035"/>
          <table:table-cell office:value-type="float" office:value="0.2472197"/>
          <table:table-cell office:value-type="float" office:value="0.0398715"/>
          <table:table-cell office:value-type="float" office:value="10"/>
          <table:table-cell office:value-type="float" office:value="0.9110199809074402"/>
          <table:table-cell office:value-type="float" office:value="0.21807080507278442"/>
          <table:table-cell office:value-type="float" office:value="0.6929491758346558"/>
          <table:table-cell office:value-type="float" office:value="0.37034315764904024"/>
          <table:table-cell office:value-type="float" office:value="0.2273946983918698"/>
          <table:table-cell office:value-type="float" office:value="0.3236244797706604"/>
          <table:table-cell office:value-type="float" office:value="0.41706183552742004"/>
          <table:table-cell office:value-type="float" office:value="0.09343735575675965"/>
          <table:table-cell office:value-type="float" office:value="0.2366192"/>
          <table:table-cell office:value-type="float" office:value="0.2180708"/>
          <table:table-cell office:value-type="float" office:value="0.2610224"/>
          <table:table-cell office:value-type="float" office:value="0.25748"/>
          <table:table-cell office:value-type="float" office:value="0.64493"/>
          <table:table-cell office:value-type="float" office:value="-0.0130708"/>
          <table:table-cell office:value-type="float" office:value="0.30873"/>
          <table:table-cell office:value-type="float" office:value="0.27921"/>
          <table:table-cell office:value-type="float" office:value="0.23042"/>
          <table:table-cell office:value-type="float" office:value="0.3559292"/>
          <table:table-cell office:value-type="float" office:value="0.91102"/>
          <table:table-cell office:value-type="float" office:value="-0.0011808"/>
          <table:table-cell office:value-type="float" office:value="0.6951945"/>
          <table:table-cell office:value-type="float" office:value="0.2472197"/>
          <table:table-cell office:value-type="float" office:value="0.0238933"/>
          <table:table-cell office:value-type="float" office:value="0.6951945"/>
          <table:table-cell office:value-type="float" office:value="0.2472197"/>
          <table:table-cell office:value-type="float" office:value="0.0300933"/>
          <table:table-cell office:value-type="float" office:value="0.6951946"/>
          <table:table-cell office:value-type="float" office:value="0.2472197"/>
          <table:table-cell office:value-type="float" office:value="0.0362933"/>
          <table:table-cell office:value-type="float" office:value="0.6951946"/>
          <table:table-cell office:value-type="float" office:value="0.2472197"/>
          <table:table-cell office:value-type="float" office:value="0.0424933"/>
          <table:table-cell office:value-type="float" office:value="0.6951947"/>
          <table:table-cell office:value-type="float" office:value="0.2472197"/>
          <table:table-cell office:value-type="float" office:value="0.0486933"/>
          <table:table-cell office:value-type="float" office:value="0.6951947"/>
          <table:table-cell office:value-type="float" office:value="0.2472197"/>
          <table:table-cell office:value-type="float" office:value="0.0548933"/>
          <table:table-cell office:value-type="float" office:value="0.6889945"/>
          <table:table-cell office:value-type="float" office:value="0.2472197"/>
          <table:table-cell office:value-type="float" office:value="0.0238934"/>
          <table:table-cell office:value-type="float" office:value="0.6889945"/>
          <table:table-cell office:value-type="float" office:value="0.2472197"/>
          <table:table-cell office:value-type="float" office:value="0.0300934"/>
          <table:table-cell office:value-type="float" office:value="0.6889946"/>
          <table:table-cell office:value-type="float" office:value="0.2472197"/>
          <table:table-cell office:value-type="float" office:value="0.0362934"/>
          <table:table-cell office:value-type="float" office:value="0.6889946"/>
          <table:table-cell office:value-type="float" office:value="0.2472197"/>
          <table:table-cell office:value-type="float" office:value="0.0424934"/>
          <table:table-cell office:value-type="float" office:value="0.6889947"/>
          <table:table-cell office:value-type="float" office:value="0.2472197"/>
          <table:table-cell office:value-type="float" office:value="0.0486934"/>
          <table:table-cell office:value-type="float" office:value="0.6889947"/>
          <table:table-cell office:value-type="float" office:value="0.2472197"/>
          <table:table-cell office:value-type="float" office:value="0.0548934"/>
        </table:table-row>
        <table:table-row>
          <table:table-cell>
            <text:p>z_rot_plus_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>
            <text:p>2025-08-21 12:42:58</text:p>
          </table:table-cell>
          <table:table-cell office:value-type="float" office:value="-0.0001145"/>
          <table:table-cell office:value-type="float" office:value="0.6924478"/>
          <table:table-cell office:value-type="float" office:value="0.6923333"/>
          <table:table-cell office:value-type="float" office:value="0.2472112"/>
          <table:table-cell office:value-type="float" office:value="0.0397932"/>
          <table:table-cell office:value-type="float" office:value="10"/>
          <table:table-cell office:value-type="float" office:value="0.8294299840927124"/>
          <table:table-cell office:value-type="float" office:value="0.2078700065612793"/>
          <table:table-cell office:value-type="float" office:value="0.6215599775314331"/>
          <table:table-cell office:value-type="float" office:value="0.3676781579852104"/>
          <table:table-cell office:value-type="float" office:value="0.2169727369686959"/>
          <table:table-cell office:value-type="float" office:value="0.35404647290706637"/>
          <table:table-cell office:value-type="float" office:value="0.38130984306335447"/>
          <table:table-cell office:value-type="float" office:value="0.027263370156288103"/>
          <table:table-cell office:value-type="float" office:value="0.2603992"/>
          <table:table-cell office:value-type="float" office:value="0.2295508"/>
          <table:table-cell office:value-type="float" office:value="0.2778324"/>
          <table:table-cell office:value-type="float" office:value="0.28823"/>
          <table:table-cell office:value-type="float" office:value="0.71422"/>
          <table:table-cell office:value-type="float" office:value="-0.0138908"/>
          <table:table-cell office:value-type="float" office:value="0.3034"/>
          <table:table-cell office:value-type="float" office:value="0.25666"/>
          <table:table-cell office:value-type="float" office:value="0.20787"/>
          <table:table-cell office:value-type="float" office:value="0.3091892"/>
          <table:table-cell office:value-type="float" office:value="0.82943"/>
          <table:table-cell office:value-type="float" office:value="-0.0007708"/>
          <table:table-cell office:value-type="float" office:value="0.695536"/>
          <table:table-cell office:value-type="float" office:value="0.2474915"/>
          <table:table-cell office:value-type="float" office:value="0.0239011"/>
          <table:table-cell office:value-type="float" office:value="0.695536"/>
          <table:table-cell office:value-type="float" office:value="0.2474915"/>
          <table:table-cell office:value-type="float" office:value="0.0301011"/>
          <table:table-cell office:value-type="float" office:value="0.695536"/>
          <table:table-cell office:value-type="float" office:value="0.2474914"/>
          <table:table-cell office:value-type="float" office:value="0.0363011"/>
          <table:table-cell office:value-type="float" office:value="0.695536"/>
          <table:table-cell office:value-type="float" office:value="0.2474914"/>
          <table:table-cell office:value-type="float" office:value="0.0425011"/>
          <table:table-cell office:value-type="float" office:value="0.695536"/>
          <table:table-cell office:value-type="float" office:value="0.2474913"/>
          <table:table-cell office:value-type="float" office:value="0.0487011"/>
          <table:table-cell office:value-type="float" office:value="0.695536"/>
          <table:table-cell office:value-type="float" office:value="0.2474913"/>
          <table:table-cell office:value-type="float" office:value="0.0549011"/>
          <table:table-cell office:value-type="float" office:value="0.6893596"/>
          <table:table-cell office:value-type="float" office:value="0.2469511"/>
          <table:table-cell office:value-type="float" office:value="0.0239011"/>
          <table:table-cell office:value-type="float" office:value="0.6893596"/>
          <table:table-cell office:value-type="float" office:value="0.2469511"/>
          <table:table-cell office:value-type="float" office:value="0.0301011"/>
          <table:table-cell office:value-type="float" office:value="0.6893596"/>
          <table:table-cell office:value-type="float" office:value="0.246951"/>
          <table:table-cell office:value-type="float" office:value="0.0363011"/>
          <table:table-cell office:value-type="float" office:value="0.6893596"/>
          <table:table-cell office:value-type="float" office:value="0.246951"/>
          <table:table-cell office:value-type="float" office:value="0.0425011"/>
          <table:table-cell office:value-type="float" office:value="0.6893596"/>
          <table:table-cell office:value-type="float" office:value="0.2469509"/>
          <table:table-cell office:value-type="float" office:value="0.0487011"/>
          <table:table-cell office:value-type="float" office:value="0.6893596"/>
          <table:table-cell office:value-type="float" office:value="0.2469509"/>
          <table:table-cell office:value-type="float" office:value="0.0549011"/>
        </table:table-row>
        <table:table-row>
          <table:table-cell>
            <text:p>z_rot_pl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>
            <text:p>2025-08-21 12:43:11</text:p>
          </table:table-cell>
          <table:table-cell office:value-type="float" office:value="0.0001943"/>
          <table:table-cell office:value-type="float" office:value="0.692773"/>
          <table:table-cell office:value-type="float" office:value="0.6929673"/>
          <table:table-cell office:value-type="float" office:value="0.2472958"/>
          <table:table-cell office:value-type="float" office:value="0.0396888"/>
          <table:table-cell office:value-type="float" office:value="10"/>
          <table:table-cell office:value-type="float" office:value="0.7810500264167786"/>
          <table:table-cell office:value-type="float" office:value="0.18327000737190247"/>
          <table:table-cell office:value-type="float" office:value="0.5977800190448761"/>
          <table:table-cell office:value-type="float" office:value="0.3604621604084969"/>
          <table:table-cell office:value-type="float" office:value="0.21148321393542285"/>
          <table:table-cell office:value-type="float" office:value="0.383402481675148"/>
          <table:table-cell office:value-type="float" office:value="0.3375218391418457"/>
          <table:table-cell office:value-type="float" office:value="0.04588064253330232"/>
          <table:table-cell office:value-type="float" office:value="0.2792592"/>
          <table:table-cell office:value-type="float" office:value="0.2459508"/>
          <table:table-cell office:value-type="float" office:value="0.2946424"/>
          <table:table-cell office:value-type="float" office:value="0.31611"/>
          <table:table-cell office:value-type="float" office:value="0.78105"/>
          <table:table-cell office:value-type="float" office:value="-0.0143008"/>
          <table:table-cell office:value-type="float" office:value="0.28577"/>
          <table:table-cell office:value-type="float" office:value="0.23821"/>
          <table:table-cell office:value-type="float" office:value="0.18327"/>
          <table:table-cell office:value-type="float" office:value="0.2513792"/>
          <table:table-cell office:value-type="float" office:value="0.72898"/>
          <table:table-cell office:value-type="float" office:value="-0.0020008"/>
          <table:table-cell office:value-type="float" office:value="0.6958259"/>
          <table:table-cell office:value-type="float" office:value="0.2477999"/>
          <table:table-cell office:value-type="float" office:value="0.0238947"/>
          <table:table-cell office:value-type="float" office:value="0.6958259"/>
          <table:table-cell office:value-type="float" office:value="0.2477998"/>
          <table:table-cell office:value-type="float" office:value="0.0300947"/>
          <table:table-cell office:value-type="float" office:value="0.6958259"/>
          <table:table-cell office:value-type="float" office:value="0.2477998"/>
          <table:table-cell office:value-type="float" office:value="0.0362947"/>
          <table:table-cell office:value-type="float" office:value="0.6958259"/>
          <table:table-cell office:value-type="float" office:value="0.2477998"/>
          <table:table-cell office:value-type="float" office:value="0.0424947"/>
          <table:table-cell office:value-type="float" office:value="0.695826"/>
          <table:table-cell office:value-type="float" office:value="0.2477998"/>
          <table:table-cell office:value-type="float" office:value="0.0486947"/>
          <table:table-cell office:value-type="float" office:value="0.695826"/>
          <table:table-cell office:value-type="float" office:value="0.2477998"/>
          <table:table-cell office:value-type="float" office:value="0.0548947"/>
          <table:table-cell office:value-type="float" office:value="0.68972"/>
          <table:table-cell office:value-type="float" office:value="0.2467232"/>
          <table:table-cell office:value-type="float" office:value="0.0238947"/>
          <table:table-cell office:value-type="float" office:value="0.6897201"/>
          <table:table-cell office:value-type="float" office:value="0.2467232"/>
          <table:table-cell office:value-type="float" office:value="0.0300947"/>
          <table:table-cell office:value-type="float" office:value="0.6897201"/>
          <table:table-cell office:value-type="float" office:value="0.2467232"/>
          <table:table-cell office:value-type="float" office:value="0.0362947"/>
          <table:table-cell office:value-type="float" office:value="0.6897201"/>
          <table:table-cell office:value-type="float" office:value="0.2467232"/>
          <table:table-cell office:value-type="float" office:value="0.0424947"/>
          <table:table-cell office:value-type="float" office:value="0.6897202"/>
          <table:table-cell office:value-type="float" office:value="0.2467232"/>
          <table:table-cell office:value-type="float" office:value="0.0486947"/>
          <table:table-cell office:value-type="float" office:value="0.6897202"/>
          <table:table-cell office:value-type="float" office:value="0.2467231"/>
          <table:table-cell office:value-type="float" office:value="0.0548947"/>
        </table:table-row>
        <table:table-row>
          <table:table-cell>
            <text:p>z_rot_plus_1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>
            <text:p>2025-08-21 12:43:23</text:p>
          </table:table-cell>
          <table:table-cell office:value-type="float" office:value="0.0004611"/>
          <table:table-cell office:value-type="float" office:value="0.6931335"/>
          <table:table-cell office:value-type="float" office:value="0.6935946"/>
          <table:table-cell office:value-type="float" office:value="0.2474576"/>
          <table:table-cell office:value-type="float" office:value="0.0395287"/>
          <table:table-cell office:value-type="float" office:value="10"/>
          <table:table-cell office:value-type="float" office:value="0.8113899827003479"/>
          <table:table-cell office:value-type="float" office:value="0.1598999947309494"/>
          <table:table-cell office:value-type="float" office:value="0.6514899879693985"/>
          <table:table-cell office:value-type="float" office:value="0.3494331568479538"/>
          <table:table-cell office:value-type="float" office:value="0.20855825540617243"/>
          <table:table-cell office:value-type="float" office:value="0.40324647426605226"/>
          <table:table-cell office:value-type="float" office:value="0.29561983942985537"/>
          <table:table-cell office:value-type="float" office:value="0.10762663483619689"/>
          <table:table-cell office:value-type="float" office:value="0.3026292"/>
          <table:table-cell office:value-type="float" office:value="0.2623508"/>
          <table:table-cell office:value-type="float" office:value="0.3073524"/>
          <table:table-cell office:value-type="float" office:value="0.33251"/>
          <table:table-cell office:value-type="float" office:value="0.81139"/>
          <table:table-cell office:value-type="float" office:value="-0.0143008"/>
          <table:table-cell office:value-type="float" office:value="0.26445"/>
          <table:table-cell office:value-type="float" office:value="0.21607"/>
          <table:table-cell office:value-type="float" office:value="0.1599"/>
          <table:table-cell office:value-type="float" office:value="0.2001292"/>
          <table:table-cell office:value-type="float" office:value="0.63755"/>
          <table:table-cell office:value-type="float" office:value="-0.0020008"/>
          <table:table-cell office:value-type="float" office:value="0.6961278"/>
          <table:table-cell office:value-type="float" office:value="0.2481364"/>
          <table:table-cell office:value-type="float" office:value="0.0239031"/>
          <table:table-cell office:value-type="float" office:value="0.6961278"/>
          <table:table-cell office:value-type="float" office:value="0.2481364"/>
          <table:table-cell office:value-type="float" office:value="0.0301031"/>
          <table:table-cell office:value-type="float" office:value="0.6961278"/>
          <table:table-cell office:value-type="float" office:value="0.2481364"/>
          <table:table-cell office:value-type="float" office:value="0.0363031"/>
          <table:table-cell office:value-type="float" office:value="0.6961278"/>
          <table:table-cell office:value-type="float" office:value="0.2481364"/>
          <table:table-cell office:value-type="float" office:value="0.0425031"/>
          <table:table-cell office:value-type="float" office:value="0.6961279"/>
          <table:table-cell office:value-type="float" office:value="0.2481364"/>
          <table:table-cell office:value-type="float" office:value="0.0487031"/>
          <table:table-cell office:value-type="float" office:value="0.6961279"/>
          <table:table-cell office:value-type="float" office:value="0.2481365"/>
          <table:table-cell office:value-type="float" office:value="0.0549031"/>
          <table:table-cell office:value-type="float" office:value="0.690139"/>
          <table:table-cell office:value-type="float" office:value="0.2465317"/>
          <table:table-cell office:value-type="float" office:value="0.0239031"/>
          <table:table-cell office:value-type="float" office:value="0.6901391"/>
          <table:table-cell office:value-type="float" office:value="0.2465317"/>
          <table:table-cell office:value-type="float" office:value="0.0301031"/>
          <table:table-cell office:value-type="float" office:value="0.6901391"/>
          <table:table-cell office:value-type="float" office:value="0.2465317"/>
          <table:table-cell office:value-type="float" office:value="0.0363031"/>
          <table:table-cell office:value-type="float" office:value="0.6901391"/>
          <table:table-cell office:value-type="float" office:value="0.2465318"/>
          <table:table-cell office:value-type="float" office:value="0.0425031"/>
          <table:table-cell office:value-type="float" office:value="0.6901391"/>
          <table:table-cell office:value-type="float" office:value="0.2465318"/>
          <table:table-cell office:value-type="float" office:value="0.0487031"/>
          <table:table-cell office:value-type="float" office:value="0.6901391"/>
          <table:table-cell office:value-type="float" office:value="0.2465318"/>
          <table:table-cell office:value-type="float" office:value="0.0549031"/>
        </table:table-row>
        <table:table-row>
          <table:table-cell>
            <text:p>z_rot_pl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>
            <text:p>2025-08-21 12:43:36</text:p>
          </table:table-cell>
          <table:table-cell office:value-type="float" office:value="0.0006683"/>
          <table:table-cell office:value-type="float" office:value="0.6934627"/>
          <table:table-cell office:value-type="float" office:value="0.694131"/>
          <table:table-cell office:value-type="float" office:value="0.2476893"/>
          <table:table-cell office:value-type="float" office:value="0.0394763"/>
          <table:table-cell office:value-type="float" office:value="10"/>
          <table:table-cell office:value-type="float" office:value="0.8302500247955322"/>
          <table:table-cell office:value-type="float" office:value="0.1480100005865097"/>
          <table:table-cell office:value-type="float" office:value="0.6822400242090225"/>
          <table:table-cell office:value-type="float" office:value="0.3394701614975929"/>
          <table:table-cell office:value-type="float" office:value="0.21012069334707464"/>
          <table:table-cell office:value-type="float" office:value="0.4173504889011383"/>
          <table:table-cell office:value-type="float" office:value="0.26158983409404757"/>
          <table:table-cell office:value-type="float" office:value="0.15576065480709073"/>
          <table:table-cell office:value-type="float" office:value="0.3284592"/>
          <table:table-cell office:value-type="float" office:value="0.2680908"/>
          <table:table-cell office:value-type="float" office:value="0.3159624"/>
          <table:table-cell office:value-type="float" office:value="0.34399"/>
          <table:table-cell office:value-type="float" office:value="0.83025"/>
          <table:table-cell office:value-type="float" office:value="-0.0126608"/>
          <table:table-cell office:value-type="float" office:value="0.22878"/>
          <table:table-cell office:value-type="float" office:value="0.19024"/>
          <table:table-cell office:value-type="float" office:value="0.14801"/>
          <table:table-cell office:value-type="float" office:value="0.1734792"/>
          <table:table-cell office:value-type="float" office:value="0.56744"/>
          <table:table-cell office:value-type="float" office:value="-0.0024108"/>
          <table:table-cell office:value-type="float" office:value="0.6963757"/>
          <table:table-cell office:value-type="float" office:value="0.2485063"/>
          <table:table-cell office:value-type="float" office:value="0.0238983"/>
          <table:table-cell office:value-type="float" office:value="0.6963757"/>
          <table:table-cell office:value-type="float" office:value="0.2485063"/>
          <table:table-cell office:value-type="float" office:value="0.0300983"/>
          <table:table-cell office:value-type="float" office:value="0.6963757"/>
          <table:table-cell office:value-type="float" office:value="0.2485063"/>
          <table:table-cell office:value-type="float" office:value="0.0362983"/>
          <table:table-cell office:value-type="float" office:value="0.6963757"/>
          <table:table-cell office:value-type="float" office:value="0.2485063"/>
          <table:table-cell office:value-type="float" office:value="0.0424983"/>
          <table:table-cell office:value-type="float" office:value="0.6963757"/>
          <table:table-cell office:value-type="float" office:value="0.2485063"/>
          <table:table-cell office:value-type="float" office:value="0.0486983"/>
          <table:table-cell office:value-type="float" office:value="0.6963757"/>
          <table:table-cell office:value-type="float" office:value="0.2485063"/>
          <table:table-cell office:value-type="float" office:value="0.0548983"/>
          <table:table-cell office:value-type="float" office:value="0.6905496"/>
          <table:table-cell office:value-type="float" office:value="0.2463858"/>
          <table:table-cell office:value-type="float" office:value="0.0238983"/>
          <table:table-cell office:value-type="float" office:value="0.6905496"/>
          <table:table-cell office:value-type="float" office:value="0.2463858"/>
          <table:table-cell office:value-type="float" office:value="0.0300983"/>
          <table:table-cell office:value-type="float" office:value="0.6905496"/>
          <table:table-cell office:value-type="float" office:value="0.2463858"/>
          <table:table-cell office:value-type="float" office:value="0.0362983"/>
          <table:table-cell office:value-type="float" office:value="0.6905496"/>
          <table:table-cell office:value-type="float" office:value="0.2463858"/>
          <table:table-cell office:value-type="float" office:value="0.0424983"/>
          <table:table-cell office:value-type="float" office:value="0.6905496"/>
          <table:table-cell office:value-type="float" office:value="0.2463858"/>
          <table:table-cell office:value-type="float" office:value="0.0486983"/>
          <table:table-cell office:value-type="float" office:value="0.6905497"/>
          <table:table-cell office:value-type="float" office:value="0.2463857"/>
          <table:table-cell office:value-type="float" office:value="0.0548983"/>
        </table:table-row>
        <table:table-row>
          <table:table-cell>
            <text:p>z_rot_plus_2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>
            <text:p>2025-08-21 12:43:48</text:p>
          </table:table-cell>
          <table:table-cell office:value-type="float" office:value="0.0008528"/>
          <table:table-cell office:value-type="float" office:value="0.6937899"/>
          <table:table-cell office:value-type="float" office:value="0.6946427"/>
          <table:table-cell office:value-type="float" office:value="0.2479799"/>
          <table:table-cell office:value-type="float" office:value="0.039386"/>
          <table:table-cell office:value-type="float" office:value="10"/>
          <table:table-cell office:value-type="float" office:value="0.8954399824142456"/>
          <table:table-cell office:value-type="float" office:value="0.1377599984407425"/>
          <table:table-cell office:value-type="float" office:value="0.7576799839735031"/>
          <table:table-cell office:value-type="float" office:value="0.3389781564474106"/>
          <table:table-cell office:value-type="float" office:value="0.2245576305703248"/>
          <table:table-cell office:value-type="float" office:value="0.4418684780597687"/>
          <table:table-cell office:value-type="float" office:value="0.2360878348350525"/>
          <table:table-cell office:value-type="float" office:value="0.2057806432247162"/>
          <table:table-cell office:value-type="float" office:value="0.3460892"/>
          <table:table-cell office:value-type="float" office:value="0.2885908"/>
          <table:table-cell office:value-type="float" office:value="0.3241624"/>
          <table:table-cell office:value-type="float" office:value="0.35506"/>
          <table:table-cell office:value-type="float" office:value="0.89544"/>
          <table:table-cell office:value-type="float" office:value="-0.0097908"/>
          <table:table-cell office:value-type="float" office:value="0.2173"/>
          <table:table-cell office:value-type="float" office:value="0.18245"/>
          <table:table-cell office:value-type="float" office:value="0.13776"/>
          <table:table-cell office:value-type="float" office:value="0.1472392"/>
          <table:table-cell office:value-type="float" office:value="0.49569"/>
          <table:table-cell office:value-type="float" office:value="-0.0024108"/>
          <table:table-cell office:value-type="float" office:value="0.6965994"/>
          <table:table-cell office:value-type="float" office:value="0.2488924"/>
          <table:table-cell office:value-type="float" office:value="0.0239009"/>
          <table:table-cell office:value-type="float" office:value="0.6965994"/>
          <table:table-cell office:value-type="float" office:value="0.2488923"/>
          <table:table-cell office:value-type="float" office:value="0.0301009"/>
          <table:table-cell office:value-type="float" office:value="0.6965994"/>
          <table:table-cell office:value-type="float" office:value="0.2488923"/>
          <table:table-cell office:value-type="float" office:value="0.0363009"/>
          <table:table-cell office:value-type="float" office:value="0.6965994"/>
          <table:table-cell office:value-type="float" office:value="0.2488923"/>
          <table:table-cell office:value-type="float" office:value="0.0425009"/>
          <table:table-cell office:value-type="float" office:value="0.6965994"/>
          <table:table-cell office:value-type="float" office:value="0.2488923"/>
          <table:table-cell office:value-type="float" office:value="0.0487009"/>
          <table:table-cell office:value-type="float" office:value="0.6965995"/>
          <table:table-cell office:value-type="float" office:value="0.2488923"/>
          <table:table-cell office:value-type="float" office:value="0.0549009"/>
          <table:table-cell office:value-type="float" office:value="0.6909803"/>
          <table:table-cell office:value-type="float" office:value="0.2462721"/>
          <table:table-cell office:value-type="float" office:value="0.023901"/>
          <table:table-cell office:value-type="float" office:value="0.6909803"/>
          <table:table-cell office:value-type="float" office:value="0.2462721"/>
          <table:table-cell office:value-type="float" office:value="0.030101"/>
          <table:table-cell office:value-type="float" office:value="0.6909803"/>
          <table:table-cell office:value-type="float" office:value="0.2462721"/>
          <table:table-cell office:value-type="float" office:value="0.036301"/>
          <table:table-cell office:value-type="float" office:value="0.6909803"/>
          <table:table-cell office:value-type="float" office:value="0.2462721"/>
          <table:table-cell office:value-type="float" office:value="0.042501"/>
          <table:table-cell office:value-type="float" office:value="0.6909803"/>
          <table:table-cell office:value-type="float" office:value="0.2462721"/>
          <table:table-cell office:value-type="float" office:value="0.048701"/>
          <table:table-cell office:value-type="float" office:value="0.6909803"/>
          <table:table-cell office:value-type="float" office:value="0.2462721"/>
          <table:table-cell office:value-type="float" office:value="0.054901"/>
        </table:table-row>
        <table:table-row>
          <table:table-cell>
            <text:p>z_rot_pl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>
            <text:p>2025-08-21 12:44:01</text:p>
          </table:table-cell>
          <table:table-cell office:value-type="float" office:value="0.0009776"/>
          <table:table-cell office:value-type="float" office:value="0.6941139"/>
          <table:table-cell office:value-type="float" office:value="0.6950915"/>
          <table:table-cell office:value-type="float" office:value="0.2483012"/>
          <table:table-cell office:value-type="float" office:value="0.0393924"/>
          <table:table-cell office:value-type="float" office:value="10"/>
          <table:table-cell office:value-type="float" office:value="0.9417700171470642"/>
          <table:table-cell office:value-type="float" office:value="0.12750999629497528"/>
          <table:table-cell office:value-type="float" office:value="0.8142600208520889"/>
          <table:table-cell office:value-type="float" office:value="0.3347961619496346"/>
          <table:table-cell office:value-type="float" office:value="0.2385983676845762"/>
          <table:table-cell office:value-type="float" office:value="0.45671048760414124"/>
          <table:table-cell office:value-type="float" office:value="0.21288183629512786"/>
          <table:table-cell office:value-type="float" office:value="0.24382865130901338"/>
          <table:table-cell office:value-type="float" office:value="0.3538792"/>
          <table:table-cell office:value-type="float" office:value="0.2902308"/>
          <table:table-cell office:value-type="float" office:value="0.3262124"/>
          <table:table-cell office:value-type="float" office:value="0.37146"/>
          <table:table-cell office:value-type="float" office:value="0.94177"/>
          <table:table-cell office:value-type="float" office:value="-0.0061008"/>
          <table:table-cell office:value-type="float" office:value="0.19885"/>
          <table:table-cell office:value-type="float" office:value="0.17097"/>
          <table:table-cell office:value-type="float" office:value="0.12751"/>
          <table:table-cell office:value-type="float" office:value="0.1308392"/>
          <table:table-cell office:value-type="float" office:value="0.43624"/>
          <table:table-cell office:value-type="float" office:value="-0.0024108"/>
          <table:table-cell office:value-type="float" office:value="0.6967986"/>
          <table:table-cell office:value-type="float" office:value="0.2492867"/>
          <table:table-cell office:value-type="float" office:value="0.0238596"/>
          <table:table-cell office:value-type="float" office:value="0.6967986"/>
          <table:table-cell office:value-type="float" office:value="0.2492868"/>
          <table:table-cell office:value-type="float" office:value="0.0300596"/>
          <table:table-cell office:value-type="float" office:value="0.6967985"/>
          <table:table-cell office:value-type="float" office:value="0.2492868"/>
          <table:table-cell office:value-type="float" office:value="0.0362596"/>
          <table:table-cell office:value-type="float" office:value="0.6967985"/>
          <table:table-cell office:value-type="float" office:value="0.2492868"/>
          <table:table-cell office:value-type="float" office:value="0.0424596"/>
          <table:table-cell office:value-type="float" office:value="0.6967985"/>
          <table:table-cell office:value-type="float" office:value="0.2492868"/>
          <table:table-cell office:value-type="float" office:value="0.0486596"/>
          <table:table-cell office:value-type="float" office:value="0.6967985"/>
          <table:table-cell office:value-type="float" office:value="0.2492869"/>
          <table:table-cell office:value-type="float" office:value="0.0548596"/>
          <table:table-cell office:value-type="float" office:value="0.6914292"/>
          <table:table-cell office:value-type="float" office:value="0.2461867"/>
          <table:table-cell office:value-type="float" office:value="0.0238596"/>
          <table:table-cell office:value-type="float" office:value="0.6914292"/>
          <table:table-cell office:value-type="float" office:value="0.2461868"/>
          <table:table-cell office:value-type="float" office:value="0.0300596"/>
          <table:table-cell office:value-type="float" office:value="0.6914292"/>
          <table:table-cell office:value-type="float" office:value="0.2461868"/>
          <table:table-cell office:value-type="float" office:value="0.0362596"/>
          <table:table-cell office:value-type="float" office:value="0.6914292"/>
          <table:table-cell office:value-type="float" office:value="0.2461868"/>
          <table:table-cell office:value-type="float" office:value="0.0424596"/>
          <table:table-cell office:value-type="float" office:value="0.6914291"/>
          <table:table-cell office:value-type="float" office:value="0.2461868"/>
          <table:table-cell office:value-type="float" office:value="0.0486596"/>
          <table:table-cell office:value-type="float" office:value="0.6914291"/>
          <table:table-cell office:value-type="float" office:value="0.2461869"/>
          <table:table-cell office:value-type="float" office:value="0.0548596"/>
        </table:table-row>
        <table:table-row>
          <table:table-cell>
            <text:p>z_rot_plus_3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>
            <text:p>2025-08-21 12:44:14</text:p>
          </table:table-cell>
          <table:table-cell office:value-type="float" office:value="0.0010776"/>
          <table:table-cell office:value-type="float" office:value="0.6943928"/>
          <table:table-cell office:value-type="float" office:value="0.6954704"/>
          <table:table-cell office:value-type="float" office:value="0.248683"/>
          <table:table-cell office:value-type="float" office:value="0.0391407"/>
          <table:table-cell office:value-type="float" office:value="10"/>
          <table:table-cell office:value-type="float" office:value="0.949970006942749"/>
          <table:table-cell office:value-type="float" office:value="0.10910920053720474"/>
          <table:table-cell office:value-type="float" office:value="0.8408608064055443"/>
          <table:table-cell office:value-type="float" office:value="0.33163916021585466"/>
          <table:table-cell office:value-type="float" office:value="0.24332271011968956"/>
          <table:table-cell office:value-type="float" office:value="0.4723724782466888"/>
          <table:table-cell office:value-type="float" office:value="0.19090584218502044"/>
          <table:table-cell office:value-type="float" office:value="0.2814666360616684"/>
          <table:table-cell office:value-type="float" office:value="0.3817592"/>
          <table:table-cell office:value-type="float" office:value="0.3054008"/>
          <table:table-cell office:value-type="float" office:value="0.3368724"/>
          <table:table-cell office:value-type="float" office:value="0.38786"/>
          <table:table-cell office:value-type="float" office:value="0.94997"/>
          <table:table-cell office:value-type="float" office:value="-0.0077408"/>
          <table:table-cell office:value-type="float" office:value="0.1927"/>
          <table:table-cell office:value-type="float" office:value="0.16482"/>
          <table:table-cell office:value-type="float" office:value="0.11726"/>
          <table:table-cell office:value-type="float" office:value="0.1091092"/>
          <table:table-cell office:value-type="float" office:value="0.37064"/>
          <table:table-cell office:value-type="float" office:value="-0.0028208"/>
          <table:table-cell office:value-type="float" office:value="0.6969321"/>
          <table:table-cell office:value-type="float" office:value="0.2497066"/>
          <table:table-cell office:value-type="float" office:value="0.0239008"/>
          <table:table-cell office:value-type="float" office:value="0.6969321"/>
          <table:table-cell office:value-type="float" office:value="0.2497066"/>
          <table:table-cell office:value-type="float" office:value="0.0301008"/>
          <table:table-cell office:value-type="float" office:value="0.6969321"/>
          <table:table-cell office:value-type="float" office:value="0.2497066"/>
          <table:table-cell office:value-type="float" office:value="0.0363008"/>
          <table:table-cell office:value-type="float" office:value="0.6969321"/>
          <table:table-cell office:value-type="float" office:value="0.2497066"/>
          <table:table-cell office:value-type="float" office:value="0.0425008"/>
          <table:table-cell office:value-type="float" office:value="0.6969321"/>
          <table:table-cell office:value-type="float" office:value="0.2497066"/>
          <table:table-cell office:value-type="float" office:value="0.0487008"/>
          <table:table-cell office:value-type="float" office:value="0.6969322"/>
          <table:table-cell office:value-type="float" office:value="0.2497065"/>
          <table:table-cell office:value-type="float" office:value="0.0549008"/>
          <table:table-cell office:value-type="float" office:value="0.6918534"/>
          <table:table-cell office:value-type="float" office:value="0.2461505"/>
          <table:table-cell office:value-type="float" office:value="0.0239008"/>
          <table:table-cell office:value-type="float" office:value="0.6918534"/>
          <table:table-cell office:value-type="float" office:value="0.2461504"/>
          <table:table-cell office:value-type="float" office:value="0.0301008"/>
          <table:table-cell office:value-type="float" office:value="0.6918534"/>
          <table:table-cell office:value-type="float" office:value="0.2461504"/>
          <table:table-cell office:value-type="float" office:value="0.0363008"/>
          <table:table-cell office:value-type="float" office:value="0.6918534"/>
          <table:table-cell office:value-type="float" office:value="0.2461504"/>
          <table:table-cell office:value-type="float" office:value="0.0425008"/>
          <table:table-cell office:value-type="float" office:value="0.6918534"/>
          <table:table-cell office:value-type="float" office:value="0.2461504"/>
          <table:table-cell office:value-type="float" office:value="0.0487008"/>
          <table:table-cell office:value-type="float" office:value="0.6918534"/>
          <table:table-cell office:value-type="float" office:value="0.2461504"/>
          <table:table-cell office:value-type="float" office:value="0.0549008"/>
        </table:table-row>
        <table:table-row>
          <table:table-cell>
            <text:p>z_rot_pl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>
            <text:p>2025-08-21 12:44:27</text:p>
          </table:table-cell>
          <table:table-cell office:value-type="float" office:value="0.001237"/>
          <table:table-cell office:value-type="float" office:value="0.6946718"/>
          <table:table-cell office:value-type="float" office:value="0.6959087"/>
          <table:table-cell office:value-type="float" office:value="0.2491756"/>
          <table:table-cell office:value-type="float" office:value="0.0388896"/>
          <table:table-cell office:value-type="float" office:value="9"/>
          <table:table-cell office:value-type="float" office:value="0.9274200201034546"/>
          <table:table-cell office:value-type="float" office:value="0.09106919914484024"/>
          <table:table-cell office:value-type="float" office:value="0.8363508209586143"/>
          <table:table-cell office:value-type="float" office:value="0.32093815952539445"/>
          <table:table-cell office:value-type="float" office:value="0.24222706806329203"/>
          <table:table-cell office:value-type="float" office:value="0.4742584824562073"/>
          <table:table-cell office:value-type="float" office:value="0.1676178365945816"/>
          <table:table-cell office:value-type="float" office:value="0.30664064586162565"/>
          <table:table-cell office:value-type="float" office:value="0.3883192"/>
          <table:table-cell office:value-type="float" office:value="0.3189308"/>
          <table:table-cell office:value-type="float" office:value="0.3426124"/>
          <table:table-cell office:value-type="float" office:value="0.39401"/>
          <table:table-cell office:value-type="float" office:value="0.92742"/>
          <table:table-cell office:value-type="float" office:value="-0.0061008"/>
          <table:table-cell office:value-type="float" office:value="0.16851"/>
          <table:table-cell office:value-type="float" office:value="0.15088"/>
          <table:table-cell office:value-type="float" office:value="0.10906"/>
          <table:table-cell office:value-type="float" office:value="0.0910692"/>
          <table:table-cell office:value-type="float" office:value="0.31857"/>
          <table:table-cell office:value-type="float" office:value="-0.0028208"/>
          <table:table-cell office:value-type="float" office:value="0.6970465"/>
          <table:table-cell office:value-type="float" office:value="0.2501303"/>
          <table:table-cell office:value-type="float" office:value="0.0238999"/>
          <table:table-cell office:value-type="float" office:value="0.6970465"/>
          <table:table-cell office:value-type="float" office:value="0.2501303"/>
          <table:table-cell office:value-type="float" office:value="0.0300999"/>
          <table:table-cell office:value-type="float" office:value="0.6970465"/>
          <table:table-cell office:value-type="float" office:value="0.2501303"/>
          <table:table-cell office:value-type="float" office:value="0.0362999"/>
          <table:table-cell office:value-type="float" office:value="0.6970465"/>
          <table:table-cell office:value-type="float" office:value="0.2501303"/>
          <table:table-cell office:value-type="float" office:value="0.0424999"/>
          <table:table-cell office:value-type="float" office:value="0.6970465"/>
          <table:table-cell office:value-type="float" office:value="0.2501303"/>
          <table:table-cell office:value-type="float" office:value="0.0486999"/>
          <table:table-cell office:value-type="float" office:value="0.6970465"/>
          <table:table-cell office:value-type="float" office:value="0.2501303"/>
          <table:table-cell office:value-type="float" office:value="0.0548999"/>
          <table:table-cell office:value-type="float" office:value="0.6922971"/>
          <table:table-cell office:value-type="float" office:value="0.246145"/>
          <table:table-cell office:value-type="float" office:value="0.0238999"/>
          <table:table-cell office:value-type="float" office:value="0.692297"/>
          <table:table-cell office:value-type="float" office:value="0.246145"/>
          <table:table-cell office:value-type="float" office:value="0.0300999"/>
          <table:table-cell office:value-type="float" office:value="0.692297"/>
          <table:table-cell office:value-type="float" office:value="0.246145"/>
          <table:table-cell office:value-type="float" office:value="0.0362999"/>
          <table:table-cell office:value-type="float" office:value="0.692297"/>
          <table:table-cell office:value-type="float" office:value="0.246145"/>
          <table:table-cell office:value-type="float" office:value="0.0424999"/>
          <table:table-cell office:value-type="float" office:value="0.692297"/>
          <table:table-cell office:value-type="float" office:value="0.246145"/>
          <table:table-cell office:value-type="float" office:value="0.0486999"/>
          <table:table-cell office:value-type="float" office:value="0.692297"/>
          <table:table-cell office:value-type="float" office:value="0.246145"/>
          <table:table-cell office:value-type="float" office:value="0.0548999"/>
        </table:table-row>
        <table:table-row>
          <table:table-cell>
            <text:p>z_rot_plus_4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0"/>
          <table:table-cell>
            <text:p>2025-08-21 12:44:39</text:p>
          </table:table-cell>
          <table:table-cell office:value-type="float" office:value="0.0007816"/>
          <table:table-cell office:value-type="float" office:value="0.6949261"/>
          <table:table-cell office:value-type="float" office:value="0.6957077"/>
          <table:table-cell office:value-type="float" office:value="0.2491575"/>
          <table:table-cell office:value-type="float" office:value="0.0389501"/>
          <table:table-cell office:value-type="float" office:value="10"/>
          <table:table-cell office:value-type="float" office:value="0.8302500247955322"/>
          <table:table-cell office:value-type="float" office:value="0.11197920143604279"/>
          <table:table-cell office:value-type="float" office:value="0.7182708233594894"/>
          <table:table-cell office:value-type="float" office:value="0.31913416236639025"/>
          <table:table-cell office:value-type="float" office:value="0.20783576233303155"/>
          <table:table-cell office:value-type="float" office:value="0.4329304873943329"/>
          <table:table-cell office:value-type="float" office:value="0.20533783733844757"/>
          <table:table-cell office:value-type="float" office:value="0.2275926500558853"/>
          <table:table-cell office:value-type="float" office:value="0.3284592"/>
          <table:table-cell office:value-type="float" office:value="0.2881808"/>
          <table:table-cell office:value-type="float" office:value="0.3053024"/>
          <table:table-cell office:value-type="float" office:value="0.41246"/>
          <table:table-cell office:value-type="float" office:value="0.83025"/>
          <table:table-cell office:value-type="float" office:value="-0.0069208"/>
          <table:table-cell office:value-type="float" office:value="0.23862"/>
          <table:table-cell office:value-type="float" office:value="0.17548"/>
          <table:table-cell office:value-type="float" office:value="0.11234"/>
          <table:table-cell office:value-type="float" office:value="0.1119792"/>
          <table:table-cell office:value-type="float" office:value="0.38827"/>
          <table:table-cell office:value-type="float" office:value="-0.0020008"/>
          <table:table-cell office:value-type="float" office:value="0.6971182"/>
          <table:table-cell office:value-type="float" office:value="0.2505679"/>
          <table:table-cell office:value-type="float" office:value="0.0239009"/>
          <table:table-cell office:value-type="float" office:value="0.6971182"/>
          <table:table-cell office:value-type="float" office:value="0.2505679"/>
          <table:table-cell office:value-type="float" office:value="0.0301009"/>
          <table:table-cell office:value-type="float" office:value="0.6971181"/>
          <table:table-cell office:value-type="float" office:value="0.2505679"/>
          <table:table-cell office:value-type="float" office:value="0.0363009"/>
          <table:table-cell office:value-type="float" office:value="0.6971181"/>
          <table:table-cell office:value-type="float" office:value="0.2505679"/>
          <table:table-cell office:value-type="float" office:value="0.0425009"/>
          <table:table-cell office:value-type="float" office:value="0.697118"/>
          <table:table-cell office:value-type="float" office:value="0.2505679"/>
          <table:table-cell office:value-type="float" office:value="0.0487009"/>
          <table:table-cell office:value-type="float" office:value="0.697118"/>
          <table:table-cell office:value-type="float" office:value="0.2505679"/>
          <table:table-cell office:value-type="float" office:value="0.0549009"/>
          <table:table-cell office:value-type="float" office:value="0.6927342"/>
          <table:table-cell office:value-type="float" office:value="0.2461838"/>
          <table:table-cell office:value-type="float" office:value="0.0239008"/>
          <table:table-cell office:value-type="float" office:value="0.6927341"/>
          <table:table-cell office:value-type="float" office:value="0.2461838"/>
          <table:table-cell office:value-type="float" office:value="0.0301008"/>
          <table:table-cell office:value-type="float" office:value="0.6927341"/>
          <table:table-cell office:value-type="float" office:value="0.2461838"/>
          <table:table-cell office:value-type="float" office:value="0.0363008"/>
          <table:table-cell office:value-type="float" office:value="0.692734"/>
          <table:table-cell office:value-type="float" office:value="0.2461838"/>
          <table:table-cell office:value-type="float" office:value="0.0425008"/>
          <table:table-cell office:value-type="float" office:value="0.692734"/>
          <table:table-cell office:value-type="float" office:value="0.2461838"/>
          <table:table-cell office:value-type="float" office:value="0.0487008"/>
          <table:table-cell office:value-type="float" office:value="0.6927339"/>
          <table:table-cell office:value-type="float" office:value="0.2461838"/>
          <table:table-cell office:value-type="float" office:value="0.0549008"/>
        </table:table-row>
        <table:table-row>
          <table:table-cell>
            <text:p>z_rot_plus_5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0"/>
          <table:table-cell>
            <text:p>2025-08-21 12:44:52</text:p>
          </table:table-cell>
          <table:table-cell office:value-type="float" office:value="0.0002123"/>
          <table:table-cell office:value-type="float" office:value="0.6951582"/>
          <table:table-cell office:value-type="float" office:value="0.6953704"/>
          <table:table-cell office:value-type="float" office:value="0.2488826"/>
          <table:table-cell office:value-type="float" office:value="0.037624"/>
          <table:table-cell office:value-type="float" office:value="10"/>
          <table:table-cell office:value-type="float" office:value="0.7437400221824646"/>
          <table:table-cell office:value-type="float" office:value="0.22713999450206757"/>
          <table:table-cell office:value-type="float" office:value="0.516600027680397"/>
          <table:table-cell office:value-type="float" office:value="0.4331961557269096"/>
          <table:table-cell office:value-type="float" office:value="0.15297400090217392"/>
          <table:table-cell office:value-type="float" office:value="0.4793424725532532"/>
          <table:table-cell office:value-type="float" office:value="0.3870498389005661"/>
          <table:table-cell office:value-type="float" office:value="0.09229263365268708"/>
          <table:table-cell office:value-type="float" office:value="0.4289092"/>
          <table:table-cell office:value-type="float" office:value="0.5157308"/>
          <table:table-cell office:value-type="float" office:value="0.5525324"/>
          <table:table-cell office:value-type="float" office:value="0.50389"/>
          <table:table-cell office:value-type="float" office:value="0.39565"/>
          <table:table-cell office:value-type="float" office:value="-0.0040508"/>
          <table:table-cell office:value-type="float" office:value="0.29397"/>
          <table:table-cell office:value-type="float" office:value="0.28208"/>
          <table:table-cell office:value-type="float" office:value="0.22714"/>
          <table:table-cell office:value-type="float" office:value="0.3883192"/>
          <table:table-cell office:value-type="float" office:value="0.74374"/>
          <table:table-cell office:value-type="float" office:value="0.0008692"/>
          <table:table-cell office:value-type="float" office:value="0.6971508"/>
          <table:table-cell office:value-type="float" office:value="0.2510043"/>
          <table:table-cell office:value-type="float" office:value="0.0238966"/>
          <table:table-cell office:value-type="float" office:value="0.6971508"/>
          <table:table-cell office:value-type="float" office:value="0.2510043"/>
          <table:table-cell office:value-type="float" office:value="0.0300966"/>
          <table:table-cell office:value-type="float" office:value="0.6971508"/>
          <table:table-cell office:value-type="float" office:value="0.2510043"/>
          <table:table-cell office:value-type="float" office:value="0.0362966"/>
          <table:table-cell office:value-type="float" office:value="0.6971508"/>
          <table:table-cell office:value-type="float" office:value="0.2510044"/>
          <table:table-cell office:value-type="float" office:value="0.0424966"/>
          <table:table-cell office:value-type="float" office:value="0.6971508"/>
          <table:table-cell office:value-type="float" office:value="0.2510044"/>
          <table:table-cell office:value-type="float" office:value="0.0486966"/>
          <table:table-cell office:value-type="float" office:value="0.6971508"/>
          <table:table-cell office:value-type="float" office:value="0.2510044"/>
          <table:table-cell office:value-type="float" office:value="0.0548966"/>
          <table:table-cell office:value-type="float" office:value="0.6931655"/>
          <table:table-cell office:value-type="float" office:value="0.2462548"/>
          <table:table-cell office:value-type="float" office:value="0.0238966"/>
          <table:table-cell office:value-type="float" office:value="0.6931655"/>
          <table:table-cell office:value-type="float" office:value="0.2462548"/>
          <table:table-cell office:value-type="float" office:value="0.0300966"/>
          <table:table-cell office:value-type="float" office:value="0.6931655"/>
          <table:table-cell office:value-type="float" office:value="0.2462549"/>
          <table:table-cell office:value-type="float" office:value="0.0362966"/>
          <table:table-cell office:value-type="float" office:value="0.6931655"/>
          <table:table-cell office:value-type="float" office:value="0.2462549"/>
          <table:table-cell office:value-type="float" office:value="0.0424966"/>
          <table:table-cell office:value-type="float" office:value="0.6931655"/>
          <table:table-cell office:value-type="float" office:value="0.2462549"/>
          <table:table-cell office:value-type="float" office:value="0.0486966"/>
          <table:table-cell office:value-type="float" office:value="0.6931655"/>
          <table:table-cell office:value-type="float" office:value="0.246255"/>
          <table:table-cell office:value-type="float" office:value="0.0548966"/>
        </table:table-row>
        <table:table-row>
          <table:table-cell>
            <text:p>z_rot_plus_5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>
            <text:p>2025-08-21 12:45:05</text:p>
          </table:table-cell>
          <table:table-cell office:value-type="float" office:value="0.00017"/>
          <table:table-cell office:value-type="float" office:value="0.6953676"/>
          <table:table-cell office:value-type="float" office:value="0.6955376"/>
          <table:table-cell office:value-type="float" office:value="0.2491556"/>
          <table:table-cell office:value-type="float" office:value="0.0385252"/>
          <table:table-cell office:value-type="float" office:value="10"/>
          <table:table-cell office:value-type="float" office:value="0.7691599726676941"/>
          <table:table-cell office:value-type="float" office:value="0.27469998598098755"/>
          <table:table-cell office:value-type="float" office:value="0.49445998668670654"/>
          <table:table-cell office:value-type="float" office:value="0.4796491593122482"/>
          <table:table-cell office:value-type="float" office:value="0.1640062940426028"/>
          <table:table-cell office:value-type="float" office:value="0.5255084872245789"/>
          <table:table-cell office:value-type="float" office:value="0.4337898313999176"/>
          <table:table-cell office:value-type="float" office:value="0.09171865582466127"/>
          <table:table-cell office:value-type="float" office:value="0.3874992"/>
          <table:table-cell office:value-type="float" office:value="0.4616108"/>
          <table:table-cell office:value-type="float" office:value="0.5090724"/>
          <table:table-cell office:value-type="float" office:value="0.53833"/>
          <table:table-cell office:value-type="float" office:value="0.73103"/>
          <table:table-cell office:value-type="float" office:value="-0.0048708"/>
          <table:table-cell office:value-type="float" office:value="0.34522"/>
          <table:table-cell office:value-type="float" office:value="0.3362"/>
          <table:table-cell office:value-type="float" office:value="0.2747"/>
          <table:table-cell office:value-type="float" office:value="0.4436692"/>
          <table:table-cell office:value-type="float" office:value="0.76916"/>
          <table:table-cell office:value-type="float" office:value="0.0008692"/>
          <table:table-cell office:value-type="float" office:value="0.6971456"/>
          <table:table-cell office:value-type="float" office:value="0.2514521"/>
          <table:table-cell office:value-type="float" office:value="0.023903"/>
          <table:table-cell office:value-type="float" office:value="0.6971456"/>
          <table:table-cell office:value-type="float" office:value="0.2514521"/>
          <table:table-cell office:value-type="float" office:value="0.030103"/>
          <table:table-cell office:value-type="float" office:value="0.6971456"/>
          <table:table-cell office:value-type="float" office:value="0.2514522"/>
          <table:table-cell office:value-type="float" office:value="0.036303"/>
          <table:table-cell office:value-type="float" office:value="0.6971457"/>
          <table:table-cell office:value-type="float" office:value="0.2514522"/>
          <table:table-cell office:value-type="float" office:value="0.042503"/>
          <table:table-cell office:value-type="float" office:value="0.6971457"/>
          <table:table-cell office:value-type="float" office:value="0.2514522"/>
          <table:table-cell office:value-type="float" office:value="0.048703"/>
          <table:table-cell office:value-type="float" office:value="0.6971457"/>
          <table:table-cell office:value-type="float" office:value="0.2514522"/>
          <table:table-cell office:value-type="float" office:value="0.054903"/>
          <table:table-cell office:value-type="float" office:value="0.6935894"/>
          <table:table-cell office:value-type="float" office:value="0.2463734"/>
          <table:table-cell office:value-type="float" office:value="0.023903"/>
          <table:table-cell office:value-type="float" office:value="0.6935895"/>
          <table:table-cell office:value-type="float" office:value="0.2463734"/>
          <table:table-cell office:value-type="float" office:value="0.030103"/>
          <table:table-cell office:value-type="float" office:value="0.6935895"/>
          <table:table-cell office:value-type="float" office:value="0.2463734"/>
          <table:table-cell office:value-type="float" office:value="0.036303"/>
          <table:table-cell office:value-type="float" office:value="0.6935895"/>
          <table:table-cell office:value-type="float" office:value="0.2463734"/>
          <table:table-cell office:value-type="float" office:value="0.042503"/>
          <table:table-cell office:value-type="float" office:value="0.6935895"/>
          <table:table-cell office:value-type="float" office:value="0.2463734"/>
          <table:table-cell office:value-type="float" office:value="0.048703"/>
          <table:table-cell office:value-type="float" office:value="0.6935895"/>
          <table:table-cell office:value-type="float" office:value="0.2463734"/>
          <table:table-cell office:value-type="float" office:value="0.054903"/>
        </table:table-row>
        <table:table-row>
          <table:table-cell>
            <text:p>z_rot_plus_6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0"/>
          <table:table-cell>
            <text:p>2025-08-21 12:45:17</text:p>
          </table:table-cell>
          <table:table-cell office:value-type="float" office:value="0.0001043"/>
          <table:table-cell office:value-type="float" office:value="0.6955543"/>
          <table:table-cell office:value-type="float" office:value="0.6956586"/>
          <table:table-cell office:value-type="float" office:value="0.2493906"/>
          <table:table-cell office:value-type="float" office:value="0.038942"/>
          <table:table-cell office:value-type="float" office:value="10"/>
          <table:table-cell office:value-type="float" office:value="0.9245499968528748"/>
          <table:table-cell office:value-type="float" office:value="0.31488001346588135"/>
          <table:table-cell office:value-type="float" office:value="0.6096699833869934"/>
          <table:table-cell office:value-type="float" office:value="0.5054381608963012"/>
          <table:table-cell office:value-type="float" office:value="0.19744470007681766"/>
          <table:table-cell office:value-type="float" office:value="0.539448481798172"/>
          <table:table-cell office:value-type="float" office:value="0.47142783999443055"/>
          <table:table-cell office:value-type="float" office:value="0.0680206418037414"/>
          <table:table-cell office:value-type="float" office:value="0.3538792"/>
          <table:table-cell office:value-type="float" office:value="0.4148708"/>
          <table:table-cell office:value-type="float" office:value="0.4693024"/>
          <table:table-cell office:value-type="float" office:value="0.53464"/>
          <table:table-cell office:value-type="float" office:value="0.92455"/>
          <table:table-cell office:value-type="float" office:value="-0.0048708"/>
          <table:table-cell office:value-type="float" office:value="0.38909"/>
          <table:table-cell office:value-type="float" office:value="0.38376"/>
          <table:table-cell office:value-type="float" office:value="0.31488"/>
          <table:table-cell office:value-type="float" office:value="0.4867192"/>
          <table:table-cell office:value-type="float" office:value="0.78269"/>
          <table:table-cell office:value-type="float" office:value="0.0020992"/>
          <table:table-cell office:value-type="float" office:value="0.6971044"/>
          <table:table-cell office:value-type="float" office:value="0.2518946"/>
          <table:table-cell office:value-type="float" office:value="0.0239031"/>
          <table:table-cell office:value-type="float" office:value="0.6971044"/>
          <table:table-cell office:value-type="float" office:value="0.2518946"/>
          <table:table-cell office:value-type="float" office:value="0.0301031"/>
          <table:table-cell office:value-type="float" office:value="0.6971043"/>
          <table:table-cell office:value-type="float" office:value="0.2518946"/>
          <table:table-cell office:value-type="float" office:value="0.0363031"/>
          <table:table-cell office:value-type="float" office:value="0.6971043"/>
          <table:table-cell office:value-type="float" office:value="0.2518947"/>
          <table:table-cell office:value-type="float" office:value="0.0425031"/>
          <table:table-cell office:value-type="float" office:value="0.6971043"/>
          <table:table-cell office:value-type="float" office:value="0.2518947"/>
          <table:table-cell office:value-type="float" office:value="0.0487031"/>
          <table:table-cell office:value-type="float" office:value="0.6971043"/>
          <table:table-cell office:value-type="float" office:value="0.2518947"/>
          <table:table-cell office:value-type="float" office:value="0.0549031"/>
          <table:table-cell office:value-type="float" office:value="0.6940044"/>
          <table:table-cell office:value-type="float" office:value="0.2465252"/>
          <table:table-cell office:value-type="float" office:value="0.0239032"/>
          <table:table-cell office:value-type="float" office:value="0.6940044"/>
          <table:table-cell office:value-type="float" office:value="0.2465252"/>
          <table:table-cell office:value-type="float" office:value="0.0301032"/>
          <table:table-cell office:value-type="float" office:value="0.6940043"/>
          <table:table-cell office:value-type="float" office:value="0.2465253"/>
          <table:table-cell office:value-type="float" office:value="0.0363032"/>
          <table:table-cell office:value-type="float" office:value="0.6940043"/>
          <table:table-cell office:value-type="float" office:value="0.2465253"/>
          <table:table-cell office:value-type="float" office:value="0.0425032"/>
          <table:table-cell office:value-type="float" office:value="0.6940043"/>
          <table:table-cell office:value-type="float" office:value="0.2465253"/>
          <table:table-cell office:value-type="float" office:value="0.0487032"/>
          <table:table-cell office:value-type="float" office:value="0.6940043"/>
          <table:table-cell office:value-type="float" office:value="0.2465254"/>
          <table:table-cell office:value-type="float" office:value="0.0549032"/>
        </table:table-row>
        <table:table-row>
          <table:table-cell>
            <text:p>z_rot_plus_6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.0"/>
          <table:table-cell>
            <text:p>2025-08-21 12:45:30</text:p>
          </table:table-cell>
          <table:table-cell office:value-type="float" office:value="1.39e-05"/>
          <table:table-cell office:value-type="float" office:value="0.6957217"/>
          <table:table-cell office:value-type="float" office:value="0.6957356"/>
          <table:table-cell office:value-type="float" office:value="0.2495462"/>
          <table:table-cell office:value-type="float" office:value="0.0391461"/>
          <table:table-cell office:value-type="float" office:value="10"/>
          <table:table-cell office:value-type="float" office:value="1.0385299921035767"/>
          <table:table-cell office:value-type="float" office:value="0.3182092010974884"/>
          <table:table-cell office:value-type="float" office:value="0.7203207910060883"/>
          <table:table-cell office:value-type="float" office:value="0.5266351580619812"/>
          <table:table-cell office:value-type="float" office:value="0.22517514822144602"/>
          <table:table-cell office:value-type="float" office:value="0.5322324812412262"/>
          <table:table-cell office:value-type="float" office:value="0.5210378348827363"/>
          <table:table-cell office:value-type="float" office:value="0.01119464635848999"/>
          <table:table-cell office:value-type="float" office:value="0.3182092"/>
          <table:table-cell office:value-type="float" office:value="0.3656708"/>
          <table:table-cell office:value-type="float" office:value="0.4258424"/>
          <table:table-cell office:value-type="float" office:value="0.51291"/>
          <table:table-cell office:value-type="float" office:value="1.03853"/>
          <table:table-cell office:value-type="float" office:value="-0.0061008"/>
          <table:table-cell office:value-type="float" office:value="0.44198"/>
          <table:table-cell office:value-type="float" office:value="0.44157"/>
          <table:table-cell office:value-type="float" office:value="0.36244"/>
          <table:table-cell office:value-type="float" office:value="0.5646192"/>
          <table:table-cell office:value-type="float" office:value="0.79458"/>
          <table:table-cell office:value-type="float" office:value="0.0020992"/>
          <table:table-cell office:value-type="float" office:value="0.6970318"/>
          <table:table-cell office:value-type="float" office:value="0.2523259"/>
          <table:table-cell office:value-type="float" office:value="0.0239016"/>
          <table:table-cell office:value-type="float" office:value="0.6970318"/>
          <table:table-cell office:value-type="float" office:value="0.2523259"/>
          <table:table-cell office:value-type="float" office:value="0.0301016"/>
          <table:table-cell office:value-type="float" office:value="0.6970318"/>
          <table:table-cell office:value-type="float" office:value="0.2523259"/>
          <table:table-cell office:value-type="float" office:value="0.0363016"/>
          <table:table-cell office:value-type="float" office:value="0.6970317"/>
          <table:table-cell office:value-type="float" office:value="0.2523259"/>
          <table:table-cell office:value-type="float" office:value="0.0425016"/>
          <table:table-cell office:value-type="float" office:value="0.6970317"/>
          <table:table-cell office:value-type="float" office:value="0.2523259"/>
          <table:table-cell office:value-type="float" office:value="0.0487016"/>
          <table:table-cell office:value-type="float" office:value="0.6970317"/>
          <table:table-cell office:value-type="float" office:value="0.252326"/>
          <table:table-cell office:value-type="float" office:value="0.0549016"/>
          <table:table-cell office:value-type="float" office:value="0.6944116"/>
          <table:table-cell office:value-type="float" office:value="0.2467067"/>
          <table:table-cell office:value-type="float" office:value="0.0239017"/>
          <table:table-cell office:value-type="float" office:value="0.6944116"/>
          <table:table-cell office:value-type="float" office:value="0.2467068"/>
          <table:table-cell office:value-type="float" office:value="0.0301017"/>
          <table:table-cell office:value-type="float" office:value="0.6944116"/>
          <table:table-cell office:value-type="float" office:value="0.2467068"/>
          <table:table-cell office:value-type="float" office:value="0.0363017"/>
          <table:table-cell office:value-type="float" office:value="0.6944115"/>
          <table:table-cell office:value-type="float" office:value="0.2467068"/>
          <table:table-cell office:value-type="float" office:value="0.0425017"/>
          <table:table-cell office:value-type="float" office:value="0.6944115"/>
          <table:table-cell office:value-type="float" office:value="0.2467068"/>
          <table:table-cell office:value-type="float" office:value="0.0487017"/>
          <table:table-cell office:value-type="float" office:value="0.6944115"/>
          <table:table-cell office:value-type="float" office:value="0.2467068"/>
          <table:table-cell office:value-type="float" office:value="0.0549017"/>
        </table:table-row>
        <table:table-row>
          <table:table-cell>
            <text:p>z_rot_plus_7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.0"/>
          <table:table-cell>
            <text:p>2025-08-21 12:45:43</text:p>
          </table:table-cell>
          <table:table-cell office:value-type="float" office:value="-5.86e-05"/>
          <table:table-cell office:value-type="float" office:value="0.6958579"/>
          <table:table-cell office:value-type="float" office:value="0.6957994"/>
          <table:table-cell office:value-type="float" office:value="0.2496744"/>
          <table:table-cell office:value-type="float" office:value="0.0393691"/>
          <table:table-cell office:value-type="float" office:value="10"/>
          <table:table-cell office:value-type="float" office:value="1.1951500177383423"/>
          <table:table-cell office:value-type="float" office:value="0.2706491947174072"/>
          <table:table-cell office:value-type="float" office:value="0.9245008230209351"/>
          <table:table-cell office:value-type="float" office:value="0.5519731640815735"/>
          <table:table-cell office:value-type="float" office:value="0.2751662196331782"/>
          <table:table-cell office:value-type="float" office:value="0.521490478515625"/>
          <table:table-cell office:value-type="float" office:value="0.582455849647522"/>
          <table:table-cell office:value-type="float" office:value="0.06096537113189693"/>
          <table:table-cell office:value-type="float" office:value="0.2706492"/>
          <table:table-cell office:value-type="float" office:value="0.3066308"/>
          <table:table-cell office:value-type="float" office:value="0.3655724"/>
          <table:table-cell office:value-type="float" office:value="0.46945"/>
          <table:table-cell office:value-type="float" office:value="1.19515"/>
          <table:table-cell office:value-type="float" office:value="-0.0065108"/>
          <table:table-cell office:value-type="float" office:value="0.50102"/>
          <table:table-cell office:value-type="float" office:value="0.51906"/>
          <table:table-cell office:value-type="float" office:value="0.43255"/>
          <table:table-cell office:value-type="float" office:value="0.6765492"/>
          <table:table-cell office:value-type="float" office:value="0.7831"/>
          <table:table-cell office:value-type="float" office:value="0.0016892"/>
          <table:table-cell office:value-type="float" office:value="0.6969182"/>
          <table:table-cell office:value-type="float" office:value="0.2527484"/>
          <table:table-cell office:value-type="float" office:value="0.0238987"/>
          <table:table-cell office:value-type="float" office:value="0.6969182"/>
          <table:table-cell office:value-type="float" office:value="0.2527484"/>
          <table:table-cell office:value-type="float" office:value="0.0300987"/>
          <table:table-cell office:value-type="float" office:value="0.6969182"/>
          <table:table-cell office:value-type="float" office:value="0.2527483"/>
          <table:table-cell office:value-type="float" office:value="0.0362987"/>
          <table:table-cell office:value-type="float" office:value="0.6969182"/>
          <table:table-cell office:value-type="float" office:value="0.2527483"/>
          <table:table-cell office:value-type="float" office:value="0.0424987"/>
          <table:table-cell office:value-type="float" office:value="0.6969182"/>
          <table:table-cell office:value-type="float" office:value="0.2527483"/>
          <table:table-cell office:value-type="float" office:value="0.0486987"/>
          <table:table-cell office:value-type="float" office:value="0.6969181"/>
          <table:table-cell office:value-type="float" office:value="0.2527483"/>
          <table:table-cell office:value-type="float" office:value="0.0548987"/>
          <table:table-cell office:value-type="float" office:value="0.6947977"/>
          <table:table-cell office:value-type="float" office:value="0.2469223"/>
          <table:table-cell office:value-type="float" office:value="0.0238987"/>
          <table:table-cell office:value-type="float" office:value="0.6947977"/>
          <table:table-cell office:value-type="float" office:value="0.2469223"/>
          <table:table-cell office:value-type="float" office:value="0.0300987"/>
          <table:table-cell office:value-type="float" office:value="0.6947977"/>
          <table:table-cell office:value-type="float" office:value="0.2469222"/>
          <table:table-cell office:value-type="float" office:value="0.0362987"/>
          <table:table-cell office:value-type="float" office:value="0.6947976"/>
          <table:table-cell office:value-type="float" office:value="0.2469222"/>
          <table:table-cell office:value-type="float" office:value="0.0424987"/>
          <table:table-cell office:value-type="float" office:value="0.6947976"/>
          <table:table-cell office:value-type="float" office:value="0.2469222"/>
          <table:table-cell office:value-type="float" office:value="0.0486987"/>
          <table:table-cell office:value-type="float" office:value="0.6947976"/>
          <table:table-cell office:value-type="float" office:value="0.2469222"/>
          <table:table-cell office:value-type="float" office:value="0.0548987"/>
        </table:table-row>
        <table:table-row>
          <table:table-cell>
            <text:p>z_rot_plus_7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.0"/>
          <table:table-cell>
            <text:p>2025-08-21 12:45:55</text:p>
          </table:table-cell>
          <table:table-cell office:value-type="float" office:value="-5.62e-05"/>
          <table:table-cell office:value-type="float" office:value="0.6959611"/>
          <table:table-cell office:value-type="float" office:value="0.6959049"/>
          <table:table-cell office:value-type="float" office:value="0.2499601"/>
          <table:table-cell office:value-type="float" office:value="0.0396296"/>
          <table:table-cell office:value-type="float" office:value="10"/>
          <table:table-cell office:value-type="float" office:value="1.4649300575256348"/>
          <table:table-cell office:value-type="float" office:value="0.22718919813632965"/>
          <table:table-cell office:value-type="float" office:value="1.2377408593893051"/>
          <table:table-cell office:value-type="float" office:value="0.5801811560988426"/>
          <table:table-cell office:value-type="float" office:value="0.37496731514872944"/>
          <table:table-cell office:value-type="float" office:value="0.5395304888486863"/>
          <table:table-cell office:value-type="float" office:value="0.620831823348999"/>
          <table:table-cell office:value-type="float" office:value="0.08130133450031274"/>
          <table:table-cell office:value-type="float" office:value="0.2271892"/>
          <table:table-cell office:value-type="float" office:value="0.2570208"/>
          <table:table-cell office:value-type="float" office:value="0.3167824"/>
          <table:table-cell office:value-type="float" office:value="0.43173"/>
          <table:table-cell office:value-type="float" office:value="1.4649301"/>
          <table:table-cell office:value-type="float" office:value="-0.0036408"/>
          <table:table-cell office:value-type="float" office:value="0.51947"/>
          <table:table-cell office:value-type="float" office:value="0.56293"/>
          <table:table-cell office:value-type="float" office:value="0.5043"/>
          <table:table-cell office:value-type="float" office:value="0.9692892"/>
          <table:table-cell office:value-type="float" office:value="0.54817"/>
          <table:table-cell office:value-type="float" office:value="0.0029192"/>
          <table:table-cell office:value-type="float" office:value="0.6967634"/>
          <table:table-cell office:value-type="float" office:value="0.2531642"/>
          <table:table-cell office:value-type="float" office:value="0.0239019"/>
          <table:table-cell office:value-type="float" office:value="0.6967634"/>
          <table:table-cell office:value-type="float" office:value="0.2531642"/>
          <table:table-cell office:value-type="float" office:value="0.0301019"/>
          <table:table-cell office:value-type="float" office:value="0.6967634"/>
          <table:table-cell office:value-type="float" office:value="0.2531642"/>
          <table:table-cell office:value-type="float" office:value="0.0363019"/>
          <table:table-cell office:value-type="float" office:value="0.6967634"/>
          <table:table-cell office:value-type="float" office:value="0.2531643"/>
          <table:table-cell office:value-type="float" office:value="0.0425019"/>
          <table:table-cell office:value-type="float" office:value="0.6967634"/>
          <table:table-cell office:value-type="float" office:value="0.2531643"/>
          <table:table-cell office:value-type="float" office:value="0.0487019"/>
          <table:table-cell office:value-type="float" office:value="0.6967634"/>
          <table:table-cell office:value-type="float" office:value="0.2531643"/>
          <table:table-cell office:value-type="float" office:value="0.0549019"/>
          <table:table-cell office:value-type="float" office:value="0.6951588"/>
          <table:table-cell office:value-type="float" office:value="0.2471755"/>
          <table:table-cell office:value-type="float" office:value="0.0239019"/>
          <table:table-cell office:value-type="float" office:value="0.6951588"/>
          <table:table-cell office:value-type="float" office:value="0.2471755"/>
          <table:table-cell office:value-type="float" office:value="0.0301019"/>
          <table:table-cell office:value-type="float" office:value="0.6951588"/>
          <table:table-cell office:value-type="float" office:value="0.2471755"/>
          <table:table-cell office:value-type="float" office:value="0.0363019"/>
          <table:table-cell office:value-type="float" office:value="0.6951588"/>
          <table:table-cell office:value-type="float" office:value="0.2471755"/>
          <table:table-cell office:value-type="float" office:value="0.0425019"/>
          <table:table-cell office:value-type="float" office:value="0.6951588"/>
          <table:table-cell office:value-type="float" office:value="0.2471755"/>
          <table:table-cell office:value-type="float" office:value="0.0487019"/>
          <table:table-cell office:value-type="float" office:value="0.6951587"/>
          <table:table-cell office:value-type="float" office:value="0.2471755"/>
          <table:table-cell office:value-type="float" office:value="0.0549019"/>
        </table:table-row>
        <table:table-row>
          <table:table-cell>
            <text:p>z_rot_plus_8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>
            <text:p>2025-08-21 12:46:08</text:p>
          </table:table-cell>
          <table:table-cell office:value-type="float" office:value="-3.46e-05"/>
          <table:table-cell office:value-type="float" office:value="0.6960371"/>
          <table:table-cell office:value-type="float" office:value="0.6960024"/>
          <table:table-cell office:value-type="float" office:value="0.2503126"/>
          <table:table-cell office:value-type="float" office:value="0.0408581"/>
          <table:table-cell office:value-type="float" office:value="10"/>
          <table:table-cell office:value-type="float" office:value="1.8146599531173706"/>
          <table:table-cell office:value-type="float" office:value="0.21283920109272003"/>
          <table:table-cell office:value-type="float" office:value="1.6018207520246506"/>
          <table:table-cell office:value-type="float" office:value="0.6472981557250023"/>
          <table:table-cell office:value-type="float" office:value="0.49722689532029857"/>
          <table:table-cell office:value-type="float" office:value="0.6057044714689255"/>
          <table:table-cell office:value-type="float" office:value="0.6888918399810791"/>
          <table:table-cell office:value-type="float" office:value="0.08318736851215358"/>
          <table:table-cell office:value-type="float" office:value="0.2128392"/>
          <table:table-cell office:value-type="float" office:value="0.2451308"/>
          <table:table-cell office:value-type="float" office:value="0.3061224"/>
          <table:table-cell office:value-type="float" office:value="0.44977"/>
          <table:table-cell office:value-type="float" office:value="1.81466"/>
          <table:table-cell office:value-type="float" office:value="-0.0028208"/>
          <table:table-cell office:value-type="float" office:value="0.47191"/>
          <table:table-cell office:value-type="float" office:value="0.50635"/>
          <table:table-cell office:value-type="float" office:value="0.49118"/>
          <table:table-cell office:value-type="float" office:value="1.1455892"/>
          <table:table-cell office:value-type="float" office:value="0.82943"/>
          <table:table-cell office:value-type="float" office:value="0.0045592"/>
          <table:table-cell office:value-type="float" office:value="0.6965755"/>
          <table:table-cell office:value-type="float" office:value="0.2535617"/>
          <table:table-cell office:value-type="float" office:value="0.0238964"/>
          <table:table-cell office:value-type="float" office:value="0.6965754"/>
          <table:table-cell office:value-type="float" office:value="0.2535617"/>
          <table:table-cell office:value-type="float" office:value="0.0300964"/>
          <table:table-cell office:value-type="float" office:value="0.6965754"/>
          <table:table-cell office:value-type="float" office:value="0.2535617"/>
          <table:table-cell office:value-type="float" office:value="0.0362964"/>
          <table:table-cell office:value-type="float" office:value="0.6965753"/>
          <table:table-cell office:value-type="float" office:value="0.2535617"/>
          <table:table-cell office:value-type="float" office:value="0.0424964"/>
          <table:table-cell office:value-type="float" office:value="0.6965753"/>
          <table:table-cell office:value-type="float" office:value="0.2535617"/>
          <table:table-cell office:value-type="float" office:value="0.0486964"/>
          <table:table-cell office:value-type="float" office:value="0.6965752"/>
          <table:table-cell office:value-type="float" office:value="0.2535616"/>
          <table:table-cell office:value-type="float" office:value="0.0548964"/>
          <table:table-cell office:value-type="float" office:value="0.6954989"/>
          <table:table-cell office:value-type="float" office:value="0.2474559"/>
          <table:table-cell office:value-type="float" office:value="0.0238964"/>
          <table:table-cell office:value-type="float" office:value="0.6954988"/>
          <table:table-cell office:value-type="float" office:value="0.2474559"/>
          <table:table-cell office:value-type="float" office:value="0.0300964"/>
          <table:table-cell office:value-type="float" office:value="0.6954988"/>
          <table:table-cell office:value-type="float" office:value="0.2474559"/>
          <table:table-cell office:value-type="float" office:value="0.0362964"/>
          <table:table-cell office:value-type="float" office:value="0.6954987"/>
          <table:table-cell office:value-type="float" office:value="0.2474559"/>
          <table:table-cell office:value-type="float" office:value="0.0424964"/>
          <table:table-cell office:value-type="float" office:value="0.6954987"/>
          <table:table-cell office:value-type="float" office:value="0.2474558"/>
          <table:table-cell office:value-type="float" office:value="0.0486964"/>
          <table:table-cell office:value-type="float" office:value="0.6954986"/>
          <table:table-cell office:value-type="float" office:value="0.2474558"/>
          <table:table-cell office:value-type="float" office:value="0.0548964"/>
        </table:table-row>
        <table:table-row>
          <table:table-cell>
            <text:p>z_rot_plus_8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.0"/>
          <table:table-cell>
            <text:p>2025-08-21 12:46:21</text:p>
          </table:table-cell>
          <table:table-cell office:value-type="float" office:value="-6.53e-05"/>
          <table:table-cell office:value-type="float" office:value="0.696079"/>
          <table:table-cell office:value-type="float" office:value="0.6960137"/>
          <table:table-cell office:value-type="float" office:value="0.2501201"/>
          <table:table-cell office:value-type="float" office:value="0.0434934"/>
          <table:table-cell office:value-type="float" office:value="10"/>
          <table:table-cell office:value-type="float" office:value="3.2824599742889404"/>
          <table:table-cell office:value-type="float" office:value="0.21775920689105988"/>
          <table:table-cell office:value-type="float" office:value="3.0647007673978806"/>
          <table:table-cell office:value-type="float" office:value="0.9151101633906364"/>
          <table:table-cell office:value-type="float" office:value="1.0187236457448126"/>
          <table:table-cell office:value-type="float" office:value="0.694018492102623"/>
          <table:table-cell office:value-type="float" office:value="1.13620183467865"/>
          <table:table-cell office:value-type="float" office:value="0.442183342576027"/>
          <table:table-cell office:value-type="float" office:value="0.2177592"/>
          <table:table-cell office:value-type="float" office:value="0.2582508"/>
          <table:table-cell office:value-type="float" office:value="0.3299024"/>
          <table:table-cell office:value-type="float" office:value="0.5207"/>
          <table:table-cell office:value-type="float" office:value="2.1434801"/>
          <table:table-cell office:value-type="float" office:value="-0.0032308"/>
          <table:table-cell office:value-type="float" office:value="0.39688"/>
          <table:table-cell office:value-type="float" office:value="0.41492"/>
          <table:table-cell office:value-type="float" office:value="0.43091"/>
          <table:table-cell office:value-type="float" office:value="1.1558392"/>
          <table:table-cell office:value-type="float" office:value="3.28246"/>
          <table:table-cell office:value-type="float" office:value="0.0029192"/>
          <table:table-cell office:value-type="float" office:value="0.6963492"/>
          <table:table-cell office:value-type="float" office:value="0.2539544"/>
          <table:table-cell office:value-type="float" office:value="0.0238941"/>
          <table:table-cell office:value-type="float" office:value="0.6963492"/>
          <table:table-cell office:value-type="float" office:value="0.2539544"/>
          <table:table-cell office:value-type="float" office:value="0.0300941"/>
          <table:table-cell office:value-type="float" office:value="0.6963492"/>
          <table:table-cell office:value-type="float" office:value="0.2539544"/>
          <table:table-cell office:value-type="float" office:value="0.0362941"/>
          <table:table-cell office:value-type="float" office:value="0.6963492"/>
          <table:table-cell office:value-type="float" office:value="0.2539544"/>
          <table:table-cell office:value-type="float" office:value="0.0424941"/>
          <table:table-cell office:value-type="float" office:value="0.6963492"/>
          <table:table-cell office:value-type="float" office:value="0.2539544"/>
          <table:table-cell office:value-type="float" office:value="0.0486941"/>
          <table:table-cell office:value-type="float" office:value="0.6963492"/>
          <table:table-cell office:value-type="float" office:value="0.2539544"/>
          <table:table-cell office:value-type="float" office:value="0.0548941"/>
          <table:table-cell office:value-type="float" office:value="0.6958088"/>
          <table:table-cell office:value-type="float" office:value="0.247778"/>
          <table:table-cell office:value-type="float" office:value="0.0238942"/>
          <table:table-cell office:value-type="float" office:value="0.6958088"/>
          <table:table-cell office:value-type="float" office:value="0.247778"/>
          <table:table-cell office:value-type="float" office:value="0.0300942"/>
          <table:table-cell office:value-type="float" office:value="0.6958088"/>
          <table:table-cell office:value-type="float" office:value="0.247778"/>
          <table:table-cell office:value-type="float" office:value="0.0362942"/>
          <table:table-cell office:value-type="float" office:value="0.6958088"/>
          <table:table-cell office:value-type="float" office:value="0.247778"/>
          <table:table-cell office:value-type="float" office:value="0.0424942"/>
          <table:table-cell office:value-type="float" office:value="0.6958088"/>
          <table:table-cell office:value-type="float" office:value="0.247778"/>
          <table:table-cell office:value-type="float" office:value="0.0486942"/>
          <table:table-cell office:value-type="float" office:value="0.6958088"/>
          <table:table-cell office:value-type="float" office:value="0.247778"/>
          <table:table-cell office:value-type="float" office:value="0.0548942"/>
        </table:table-row>
        <table:table-row>
          <table:table-cell>
            <text:p>z_rot_plus_9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.0"/>
          <table:table-cell>
            <text:p>2025-08-21 12:46:33</text:p>
          </table:table-cell>
          <table:table-cell office:value-type="float" office:value="1e-07"/>
          <table:table-cell office:value-type="float" office:value="0.6960973"/>
          <table:table-cell office:value-type="float" office:value="0.6960973"/>
          <table:table-cell office:value-type="float" office:value="0.2506708"/>
          <table:table-cell office:value-type="float" office:value="0.0440972"/>
          <table:table-cell office:value-type="float" office:value="10"/>
          <table:table-cell office:value-type="float" office:value="3.7625699043273926"/>
          <table:table-cell office:value-type="float" office:value="0.24563920497894287"/>
          <table:table-cell office:value-type="float" office:value="3.5169306993484497"/>
          <table:table-cell office:value-type="float" office:value="0.9883361399173737"/>
          <table:table-cell office:value-type="float" office:value="1.1915032291822287"/>
          <table:table-cell office:value-type="float" office:value="0.8176744699478149"/>
          <table:table-cell office:value-type="float" office:value="1.1589978098869325"/>
          <table:table-cell office:value-type="float" office:value="0.34132333993911756"/>
          <table:table-cell office:value-type="float" office:value="0.2456392"/>
          <table:table-cell office:value-type="float" office:value="0.2984308"/>
          <table:table-cell office:value-type="float" office:value="0.3840224"/>
          <table:table-cell office:value-type="float" office:value="0.65067"/>
          <table:table-cell office:value-type="float" office:value="2.5096099"/>
          <table:table-cell office:value-type="float" office:value="-0.0040508"/>
          <table:table-cell office:value-type="float" office:value="0.32882"/>
          <table:table-cell office:value-type="float" office:value="0.33661"/>
          <table:table-cell office:value-type="float" office:value="0.35629"/>
          <table:table-cell office:value-type="float" office:value="1.0106992"/>
          <table:table-cell office:value-type="float" office:value="3.7625699"/>
          <table:table-cell office:value-type="float" office:value="0.0020992"/>
          <table:table-cell office:value-type="float" office:value="0.6960972"/>
          <table:table-cell office:value-type="float" office:value="0.254306"/>
          <table:table-cell office:value-type="float" office:value="0.0239048"/>
          <table:table-cell office:value-type="float" office:value="0.6960972"/>
          <table:table-cell office:value-type="float" office:value="0.254306"/>
          <table:table-cell office:value-type="float" office:value="0.0301048"/>
          <table:table-cell office:value-type="float" office:value="0.6960973"/>
          <table:table-cell office:value-type="float" office:value="0.254306"/>
          <table:table-cell office:value-type="float" office:value="0.0363048"/>
          <table:table-cell office:value-type="float" office:value="0.6960973"/>
          <table:table-cell office:value-type="float" office:value="0.2543061"/>
          <table:table-cell office:value-type="float" office:value="0.0425048"/>
          <table:table-cell office:value-type="float" office:value="0.6960974"/>
          <table:table-cell office:value-type="float" office:value="0.2543061"/>
          <table:table-cell office:value-type="float" office:value="0.0487048"/>
          <table:table-cell office:value-type="float" office:value="0.6960974"/>
          <table:table-cell office:value-type="float" office:value="0.2543061"/>
          <table:table-cell office:value-type="float" office:value="0.0549048"/>
          <table:table-cell office:value-type="float" office:value="0.6960972"/>
          <table:table-cell office:value-type="float" office:value="0.248106"/>
          <table:table-cell office:value-type="float" office:value="0.0239048"/>
          <table:table-cell office:value-type="float" office:value="0.6960973"/>
          <table:table-cell office:value-type="float" office:value="0.248106"/>
          <table:table-cell office:value-type="float" office:value="0.0301048"/>
          <table:table-cell office:value-type="float" office:value="0.6960973"/>
          <table:table-cell office:value-type="float" office:value="0.248106"/>
          <table:table-cell office:value-type="float" office:value="0.0363048"/>
          <table:table-cell office:value-type="float" office:value="0.6960974"/>
          <table:table-cell office:value-type="float" office:value="0.2481061"/>
          <table:table-cell office:value-type="float" office:value="0.0425048"/>
          <table:table-cell office:value-type="float" office:value="0.6960974"/>
          <table:table-cell office:value-type="float" office:value="0.2481061"/>
          <table:table-cell office:value-type="float" office:value="0.0487048"/>
          <table:table-cell office:value-type="float" office:value="0.6960974"/>
          <table:table-cell office:value-type="float" office:value="0.2481061"/>
          <table:table-cell office:value-type="float" office:value="0.0549048"/>
        </table:table-row>
        <table:table-row>
          <table:table-cell>
            <text:p>z_rot_minus_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.0"/>
          <table:table-cell>
            <text:p>2025-08-21 12:47:01</text:p>
          </table:table-cell>
          <table:table-cell office:value-type="float" office:value="-0.0007159"/>
          <table:table-cell office:value-type="float" office:value="0.691747"/>
          <table:table-cell office:value-type="float" office:value="0.6910311"/>
          <table:table-cell office:value-type="float" office:value="0.2472837"/>
          <table:table-cell office:value-type="float" office:value="0.0396853"/>
          <table:table-cell office:value-type="float" office:value="10"/>
          <table:table-cell office:value-type="float" office:value="1.0237699747085571"/>
          <table:table-cell office:value-type="float" office:value="0.2021300047636032"/>
          <table:table-cell office:value-type="float" office:value="0.8216399699449539"/>
          <table:table-cell office:value-type="float" office:value="0.3783791571855545"/>
          <table:table-cell office:value-type="float" office:value="0.25128142736504083"/>
          <table:table-cell office:value-type="float" office:value="0.2906604826450348"/>
          <table:table-cell office:value-type="float" office:value="0.4660978317260742"/>
          <table:table-cell office:value-type="float" office:value="0.17543734908103942"/>
          <table:table-cell office:value-type="float" office:value="0.2333392"/>
          <table:table-cell office:value-type="float" office:value="0.2283208"/>
          <table:table-cell office:value-type="float" office:value="0.2335524"/>
          <table:table-cell office:value-type="float" office:value="0.20213"/>
          <table:table-cell office:value-type="float" office:value="0.55596"/>
          <table:table-cell office:value-type="float" office:value="-0.0110208"/>
          <table:table-cell office:value-type="float" office:value="0.35219"/>
          <table:table-cell office:value-type="float" office:value="0.30176"/>
          <table:table-cell office:value-type="float" office:value="0.24682"/>
          <table:table-cell office:value-type="float" office:value="0.4059492"/>
          <table:table-cell office:value-type="float" office:value="1.02377"/>
          <table:table-cell office:value-type="float" office:value="-0.0011808"/>
          <table:table-cell office:value-type="float" office:value="0.6948352"/>
          <table:table-cell office:value-type="float" office:value="0.246951"/>
          <table:table-cell office:value-type="float" office:value="0.0238994"/>
          <table:table-cell office:value-type="float" office:value="0.6948352"/>
          <table:table-cell office:value-type="float" office:value="0.2469509"/>
          <table:table-cell office:value-type="float" office:value="0.0300994"/>
          <table:table-cell office:value-type="float" office:value="0.6948352"/>
          <table:table-cell office:value-type="float" office:value="0.2469509"/>
          <table:table-cell office:value-type="float" office:value="0.0362994"/>
          <table:table-cell office:value-type="float" office:value="0.6948352"/>
          <table:table-cell office:value-type="float" office:value="0.2469509"/>
          <table:table-cell office:value-type="float" office:value="0.0424994"/>
          <table:table-cell office:value-type="float" office:value="0.6948352"/>
          <table:table-cell office:value-type="float" office:value="0.2469509"/>
          <table:table-cell office:value-type="float" office:value="0.0486994"/>
          <table:table-cell office:value-type="float" office:value="0.6948353"/>
          <table:table-cell office:value-type="float" office:value="0.2469509"/>
          <table:table-cell office:value-type="float" office:value="0.0548994"/>
          <table:table-cell office:value-type="float" office:value="0.6886588"/>
          <table:table-cell office:value-type="float" office:value="0.2474913"/>
          <table:table-cell office:value-type="float" office:value="0.0238994"/>
          <table:table-cell office:value-type="float" office:value="0.6886588"/>
          <table:table-cell office:value-type="float" office:value="0.2474913"/>
          <table:table-cell office:value-type="float" office:value="0.0300994"/>
          <table:table-cell office:value-type="float" office:value="0.6886588"/>
          <table:table-cell office:value-type="float" office:value="0.2474913"/>
          <table:table-cell office:value-type="float" office:value="0.0362994"/>
          <table:table-cell office:value-type="float" office:value="0.6886588"/>
          <table:table-cell office:value-type="float" office:value="0.2474913"/>
          <table:table-cell office:value-type="float" office:value="0.0424994"/>
          <table:table-cell office:value-type="float" office:value="0.6886588"/>
          <table:table-cell office:value-type="float" office:value="0.2474913"/>
          <table:table-cell office:value-type="float" office:value="0.0486994"/>
          <table:table-cell office:value-type="float" office:value="0.6886588"/>
          <table:table-cell office:value-type="float" office:value="0.2474913"/>
          <table:table-cell office:value-type="float" office:value="0.0548994"/>
        </table:table-row>
        <table:table-row>
          <table:table-cell>
            <text:p>z_rot_min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0.0"/>
          <table:table-cell>
            <text:p>2025-08-21 12:47:14</text:p>
          </table:table-cell>
          <table:table-cell office:value-type="float" office:value="-0.0008949"/>
          <table:table-cell office:value-type="float" office:value="0.6914006"/>
          <table:table-cell office:value-type="float" office:value="0.6905057"/>
          <table:table-cell office:value-type="float" office:value="0.2474227"/>
          <table:table-cell office:value-type="float" office:value="0.0396122"/>
          <table:table-cell office:value-type="float" office:value="10"/>
          <table:table-cell office:value-type="float" office:value="1.0692800283432007"/>
          <table:table-cell office:value-type="float" office:value="0.18900999426841736"/>
          <table:table-cell office:value-type="float" office:value="0.8802700340747833"/>
          <table:table-cell office:value-type="float" office:value="0.3821921646595001"/>
          <table:table-cell office:value-type="float" office:value="0.2634951832740208"/>
          <table:table-cell office:value-type="float" office:value="0.2701604783535004"/>
          <table:table-cell office:value-type="float" office:value="0.49422385096549987"/>
          <table:table-cell office:value-type="float" office:value="0.2240633726119995"/>
          <table:table-cell office:value-type="float" office:value="0.2148892"/>
          <table:table-cell office:value-type="float" office:value="0.2291408"/>
          <table:table-cell office:value-type="float" office:value="0.2187924"/>
          <table:table-cell office:value-type="float" office:value="0.18901"/>
          <table:table-cell office:value-type="float" office:value="0.49897"/>
          <table:table-cell office:value-type="float" office:value="-0.0147108"/>
          <table:table-cell office:value-type="float" office:value="0.37884"/>
          <table:table-cell office:value-type="float" office:value="0.31775"/>
          <table:table-cell office:value-type="float" office:value="0.2583"/>
          <table:table-cell office:value-type="float" office:value="0.4469492"/>
          <table:table-cell office:value-type="float" office:value="1.06928"/>
          <table:table-cell office:value-type="float" office:value="-0.0024108"/>
          <table:table-cell office:value-type="float" office:value="0.6944535"/>
          <table:table-cell office:value-type="float" office:value="0.2467266"/>
          <table:table-cell office:value-type="float" office:value="0.0239059"/>
          <table:table-cell office:value-type="float" office:value="0.6944535"/>
          <table:table-cell office:value-type="float" office:value="0.2467266"/>
          <table:table-cell office:value-type="float" office:value="0.0301059"/>
          <table:table-cell office:value-type="float" office:value="0.6944535"/>
          <table:table-cell office:value-type="float" office:value="0.2467266"/>
          <table:table-cell office:value-type="float" office:value="0.0363059"/>
          <table:table-cell office:value-type="float" office:value="0.6944535"/>
          <table:table-cell office:value-type="float" office:value="0.2467266"/>
          <table:table-cell office:value-type="float" office:value="0.0425059"/>
          <table:table-cell office:value-type="float" office:value="0.6944536"/>
          <table:table-cell office:value-type="float" office:value="0.2467266"/>
          <table:table-cell office:value-type="float" office:value="0.0487059"/>
          <table:table-cell office:value-type="float" office:value="0.6944536"/>
          <table:table-cell office:value-type="float" office:value="0.2467266"/>
          <table:table-cell office:value-type="float" office:value="0.0549059"/>
          <table:table-cell office:value-type="float" office:value="0.6883476"/>
          <table:table-cell office:value-type="float" office:value="0.2478032"/>
          <table:table-cell office:value-type="float" office:value="0.0239059"/>
          <table:table-cell office:value-type="float" office:value="0.6883477"/>
          <table:table-cell office:value-type="float" office:value="0.2478032"/>
          <table:table-cell office:value-type="float" office:value="0.0301059"/>
          <table:table-cell office:value-type="float" office:value="0.6883477"/>
          <table:table-cell office:value-type="float" office:value="0.2478032"/>
          <table:table-cell office:value-type="float" office:value="0.0363059"/>
          <table:table-cell office:value-type="float" office:value="0.6883477"/>
          <table:table-cell office:value-type="float" office:value="0.2478032"/>
          <table:table-cell office:value-type="float" office:value="0.0425059"/>
          <table:table-cell office:value-type="float" office:value="0.6883477"/>
          <table:table-cell office:value-type="float" office:value="0.2478032"/>
          <table:table-cell office:value-type="float" office:value="0.0487059"/>
          <table:table-cell office:value-type="float" office:value="0.6883478"/>
          <table:table-cell office:value-type="float" office:value="0.2478032"/>
          <table:table-cell office:value-type="float" office:value="0.0549059"/>
        </table:table-row>
        <table:table-row>
          <table:table-cell>
            <text:p>z_rot_minus_1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5.0"/>
          <table:table-cell>
            <text:p>2025-08-21 12:47:27</text:p>
          </table:table-cell>
          <table:table-cell office:value-type="float" office:value="-0.0010278"/>
          <table:table-cell office:value-type="float" office:value="0.6910581"/>
          <table:table-cell office:value-type="float" office:value="0.6900303"/>
          <table:table-cell office:value-type="float" office:value="0.2476166"/>
          <table:table-cell office:value-type="float" office:value="0.0394802"/>
          <table:table-cell office:value-type="float" office:value="10"/>
          <table:table-cell office:value-type="float" office:value="1.0987999439239502"/>
          <table:table-cell office:value-type="float" office:value="0.16933000087738037"/>
          <table:table-cell office:value-type="float" office:value="0.9294699430465698"/>
          <table:table-cell office:value-type="float" office:value="0.3851441562175751"/>
          <table:table-cell office:value-type="float" office:value="0.27406379747501114"/>
          <table:table-cell office:value-type="float" office:value="0.2529404819011688"/>
          <table:table-cell office:value-type="float" office:value="0.5173478305339814"/>
          <table:table-cell office:value-type="float" office:value="0.26440734863281257"/>
          <table:table-cell office:value-type="float" office:value="0.2120192"/>
          <table:table-cell office:value-type="float" office:value="0.2262708"/>
          <table:table-cell office:value-type="float" office:value="0.2073124"/>
          <table:table-cell office:value-type="float" office:value="0.16933"/>
          <table:table-cell office:value-type="float" office:value="0.44977"/>
          <table:table-cell office:value-type="float" office:value="-0.0167608"/>
          <table:table-cell office:value-type="float" office:value="0.40098"/>
          <table:table-cell office:value-type="float" office:value="0.33087"/>
          <table:table-cell office:value-type="float" office:value="0.26445"/>
          <table:table-cell office:value-type="float" office:value="0.4916392"/>
          <table:table-cell office:value-type="float" office:value="1.0987999"/>
          <table:table-cell office:value-type="float" office:value="-0.0040508"/>
          <table:table-cell office:value-type="float" office:value="0.6940525"/>
          <table:table-cell office:value-type="float" office:value="0.2465389"/>
          <table:table-cell office:value-type="float" office:value="0.0239009"/>
          <table:table-cell office:value-type="float" office:value="0.6940525"/>
          <table:table-cell office:value-type="float" office:value="0.2465389"/>
          <table:table-cell office:value-type="float" office:value="0.0301009"/>
          <table:table-cell office:value-type="float" office:value="0.6940525"/>
          <table:table-cell office:value-type="float" office:value="0.2465388"/>
          <table:table-cell office:value-type="float" office:value="0.0363009"/>
          <table:table-cell office:value-type="float" office:value="0.6940525"/>
          <table:table-cell office:value-type="float" office:value="0.2465388"/>
          <table:table-cell office:value-type="float" office:value="0.0425009"/>
          <table:table-cell office:value-type="float" office:value="0.6940525"/>
          <table:table-cell office:value-type="float" office:value="0.2465388"/>
          <table:table-cell office:value-type="float" office:value="0.0487009"/>
          <table:table-cell office:value-type="float" office:value="0.6940525"/>
          <table:table-cell office:value-type="float" office:value="0.2465388"/>
          <table:table-cell office:value-type="float" office:value="0.0549009"/>
          <table:table-cell office:value-type="float" office:value="0.6880637"/>
          <table:table-cell office:value-type="float" office:value="0.2481435"/>
          <table:table-cell office:value-type="float" office:value="0.0239009"/>
          <table:table-cell office:value-type="float" office:value="0.6880637"/>
          <table:table-cell office:value-type="float" office:value="0.2481435"/>
          <table:table-cell office:value-type="float" office:value="0.0301009"/>
          <table:table-cell office:value-type="float" office:value="0.6880637"/>
          <table:table-cell office:value-type="float" office:value="0.2481435"/>
          <table:table-cell office:value-type="float" office:value="0.0363009"/>
          <table:table-cell office:value-type="float" office:value="0.6880638"/>
          <table:table-cell office:value-type="float" office:value="0.2481435"/>
          <table:table-cell office:value-type="float" office:value="0.0425009"/>
          <table:table-cell office:value-type="float" office:value="0.6880638"/>
          <table:table-cell office:value-type="float" office:value="0.2481435"/>
          <table:table-cell office:value-type="float" office:value="0.0487009"/>
          <table:table-cell office:value-type="float" office:value="0.6880638"/>
          <table:table-cell office:value-type="float" office:value="0.2481435"/>
          <table:table-cell office:value-type="float" office:value="0.0549009"/>
        </table:table-row>
        <table:table-row>
          <table:table-cell>
            <text:p>z_rot_min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0.0"/>
          <table:table-cell>
            <text:p>2025-08-21 12:47:39</text:p>
          </table:table-cell>
          <table:table-cell office:value-type="float" office:value="-0.0010794"/>
          <table:table-cell office:value-type="float" office:value="0.6907226"/>
          <table:table-cell office:value-type="float" office:value="0.6896432"/>
          <table:table-cell office:value-type="float" office:value="0.247837"/>
          <table:table-cell office:value-type="float" office:value="0.0392376"/>
          <table:table-cell office:value-type="float" office:value="10"/>
          <table:table-cell office:value-type="float" office:value="1.134060025215149"/>
          <table:table-cell office:value-type="float" office:value="0.1598999947309494"/>
          <table:table-cell office:value-type="float" office:value="0.9741600304841995"/>
          <table:table-cell office:value-type="float" office:value="0.3877681627869606"/>
          <table:table-cell office:value-type="float" office:value="0.2837633999520774"/>
          <table:table-cell office:value-type="float" office:value="0.2440844804048538"/>
          <table:table-cell office:value-type="float" office:value="0.5314518451690674"/>
          <table:table-cell office:value-type="float" office:value="0.2873673647642136"/>
          <table:table-cell office:value-type="float" office:value="0.2378492"/>
          <table:table-cell office:value-type="float" office:value="0.2176608"/>
          <table:table-cell office:value-type="float" office:value="0.2032124"/>
          <table:table-cell office:value-type="float" office:value="0.1599"/>
          <table:table-cell office:value-type="float" office:value="0.4018"/>
          <table:table-cell office:value-type="float" office:value="-0.0171708"/>
          <table:table-cell office:value-type="float" office:value="0.42476"/>
          <table:table-cell office:value-type="float" office:value="0.34563"/>
          <table:table-cell office:value-type="float" office:value="0.26076"/>
          <table:table-cell office:value-type="float" office:value="0.4920492"/>
          <table:table-cell office:value-type="float" office:value="1.13406"/>
          <table:table-cell office:value-type="float" office:value="-0.0036408"/>
          <table:table-cell office:value-type="float" office:value="0.6936357"/>
          <table:table-cell office:value-type="float" office:value="0.2463838"/>
          <table:table-cell office:value-type="float" office:value="0.0239033"/>
          <table:table-cell office:value-type="float" office:value="0.6936357"/>
          <table:table-cell office:value-type="float" office:value="0.2463838"/>
          <table:table-cell office:value-type="float" office:value="0.0301033"/>
          <table:table-cell office:value-type="float" office:value="0.6936357"/>
          <table:table-cell office:value-type="float" office:value="0.2463838"/>
          <table:table-cell office:value-type="float" office:value="0.0363033"/>
          <table:table-cell office:value-type="float" office:value="0.6936357"/>
          <table:table-cell office:value-type="float" office:value="0.2463838"/>
          <table:table-cell office:value-type="float" office:value="0.0425033"/>
          <table:table-cell office:value-type="float" office:value="0.6936357"/>
          <table:table-cell office:value-type="float" office:value="0.2463839"/>
          <table:table-cell office:value-type="float" office:value="0.0487033"/>
          <table:table-cell office:value-type="float" office:value="0.6936357"/>
          <table:table-cell office:value-type="float" office:value="0.2463839"/>
          <table:table-cell office:value-type="float" office:value="0.0549033"/>
          <table:table-cell office:value-type="float" office:value="0.6878096"/>
          <table:table-cell office:value-type="float" office:value="0.2485043"/>
          <table:table-cell office:value-type="float" office:value="0.0239033"/>
          <table:table-cell office:value-type="float" office:value="0.6878096"/>
          <table:table-cell office:value-type="float" office:value="0.2485043"/>
          <table:table-cell office:value-type="float" office:value="0.0301033"/>
          <table:table-cell office:value-type="float" office:value="0.6878096"/>
          <table:table-cell office:value-type="float" office:value="0.2485044"/>
          <table:table-cell office:value-type="float" office:value="0.0363033"/>
          <table:table-cell office:value-type="float" office:value="0.6878096"/>
          <table:table-cell office:value-type="float" office:value="0.2485044"/>
          <table:table-cell office:value-type="float" office:value="0.0425033"/>
          <table:table-cell office:value-type="float" office:value="0.6878096"/>
          <table:table-cell office:value-type="float" office:value="0.2485044"/>
          <table:table-cell office:value-type="float" office:value="0.0487033"/>
          <table:table-cell office:value-type="float" office:value="0.6878096"/>
          <table:table-cell office:value-type="float" office:value="0.2485044"/>
          <table:table-cell office:value-type="float" office:value="0.0549033"/>
        </table:table-row>
        <table:table-row>
          <table:table-cell>
            <text:p>z_rot_minus_2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5.0"/>
          <table:table-cell>
            <text:p>2025-08-21 12:47:52</text:p>
          </table:table-cell>
          <table:table-cell office:value-type="float" office:value="-0.0011975"/>
          <table:table-cell office:value-type="float" office:value="0.6904095"/>
          <table:table-cell office:value-type="float" office:value="0.689212"/>
          <table:table-cell office:value-type="float" office:value="0.2481389"/>
          <table:table-cell office:value-type="float" office:value="0.0390647"/>
          <table:table-cell office:value-type="float" office:value="10"/>
          <table:table-cell office:value-type="float" office:value="1.138159990310669"/>
          <table:table-cell office:value-type="float" office:value="0.14103999733924866"/>
          <table:table-cell office:value-type="float" office:value="0.9971199929714203"/>
          <table:table-cell office:value-type="float" office:value="0.3858001589775085"/>
          <table:table-cell office:value-type="float" office:value="0.2915163973479258"/>
          <table:table-cell office:value-type="float" office:value="0.2213704764842987"/>
          <table:table-cell office:value-type="float" office:value="0.5502298414707184"/>
          <table:table-cell office:value-type="float" office:value="0.3288593649864197"/>
          <table:table-cell office:value-type="float" office:value="0.2202192"/>
          <table:table-cell office:value-type="float" office:value="0.2098708"/>
          <table:table-cell office:value-type="float" office:value="0.1929624"/>
          <table:table-cell office:value-type="float" office:value="0.14104"/>
          <table:table-cell office:value-type="float" office:value="0.34276"/>
          <table:table-cell office:value-type="float" office:value="-0.0179908"/>
          <table:table-cell office:value-type="float" office:value="0.45305"/>
          <table:table-cell office:value-type="float" office:value="0.36244"/>
          <table:table-cell office:value-type="float" office:value="0.26445"/>
          <table:table-cell office:value-type="float" office:value="0.5330492"/>
          <table:table-cell office:value-type="float" office:value="1.13816"/>
          <table:table-cell office:value-type="float" office:value="-0.0044608"/>
          <table:table-cell office:value-type="float" office:value="0.6932191"/>
          <table:table-cell office:value-type="float" office:value="0.2462703"/>
          <table:table-cell office:value-type="float" office:value="0.0239053"/>
          <table:table-cell office:value-type="float" office:value="0.6932191"/>
          <table:table-cell office:value-type="float" office:value="0.2462703"/>
          <table:table-cell office:value-type="float" office:value="0.0301053"/>
          <table:table-cell office:value-type="float" office:value="0.693219"/>
          <table:table-cell office:value-type="float" office:value="0.2462704"/>
          <table:table-cell office:value-type="float" office:value="0.0363053"/>
          <table:table-cell office:value-type="float" office:value="0.693219"/>
          <table:table-cell office:value-type="float" office:value="0.2462704"/>
          <table:table-cell office:value-type="float" office:value="0.0425053"/>
          <table:table-cell office:value-type="float" office:value="0.6932189"/>
          <table:table-cell office:value-type="float" office:value="0.2462705"/>
          <table:table-cell office:value-type="float" office:value="0.0487053"/>
          <table:table-cell office:value-type="float" office:value="0.6932189"/>
          <table:table-cell office:value-type="float" office:value="0.2462705"/>
          <table:table-cell office:value-type="float" office:value="0.0549053"/>
          <table:table-cell office:value-type="float" office:value="0.6876001"/>
          <table:table-cell office:value-type="float" office:value="0.2488905"/>
          <table:table-cell office:value-type="float" office:value="0.0239052"/>
          <table:table-cell office:value-type="float" office:value="0.6876"/>
          <table:table-cell office:value-type="float" office:value="0.2488906"/>
          <table:table-cell office:value-type="float" office:value="0.0301052"/>
          <table:table-cell office:value-type="float" office:value="0.6875999"/>
          <table:table-cell office:value-type="float" office:value="0.2488906"/>
          <table:table-cell office:value-type="float" office:value="0.0363052"/>
          <table:table-cell office:value-type="float" office:value="0.6875999"/>
          <table:table-cell office:value-type="float" office:value="0.2488907"/>
          <table:table-cell office:value-type="float" office:value="0.0425052"/>
          <table:table-cell office:value-type="float" office:value="0.6875998"/>
          <table:table-cell office:value-type="float" office:value="0.2488907"/>
          <table:table-cell office:value-type="float" office:value="0.0487052"/>
          <table:table-cell office:value-type="float" office:value="0.6875998"/>
          <table:table-cell office:value-type="float" office:value="0.2488908"/>
          <table:table-cell office:value-type="float" office:value="0.0549052"/>
        </table:table-row>
        <table:table-row>
          <table:table-cell>
            <text:p>z_rot_min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0.0"/>
          <table:table-cell>
            <text:p>2025-08-21 12:48:05</text:p>
          </table:table-cell>
          <table:table-cell office:value-type="float" office:value="-0.0014563"/>
          <table:table-cell office:value-type="float" office:value="0.6901002"/>
          <table:table-cell office:value-type="float" office:value="0.6886439"/>
          <table:table-cell office:value-type="float" office:value="0.2485805"/>
          <table:table-cell office:value-type="float" office:value="0.0390179"/>
          <table:table-cell office:value-type="float" office:value="10"/>
          <table:table-cell office:value-type="float" office:value="1.2185200452804565"/>
          <table:table-cell office:value-type="float" office:value="0.10824000090360641"/>
          <table:table-cell office:value-type="float" office:value="1.1102800443768501"/>
          <table:table-cell office:value-type="float" office:value="0.37825616970658305"/>
          <table:table-cell office:value-type="float" office:value="0.33101864522774915"/>
          <table:table-cell office:value-type="float" office:value="0.17307248264551162"/>
          <table:table-cell office:value-type="float" office:value="0.5834398567676544"/>
          <table:table-cell office:value-type="float" office:value="0.4103673741221428"/>
          <table:table-cell office:value-type="float" office:value="0.1783992"/>
          <table:table-cell office:value-type="float" office:value="0.1865008"/>
          <table:table-cell office:value-type="float" office:value="0.1691824"/>
          <table:table-cell office:value-type="float" office:value="0.10824"/>
          <table:table-cell office:value-type="float" office:value="0.22304"/>
          <table:table-cell office:value-type="float" office:value="-0.0171708"/>
          <table:table-cell office:value-type="float" office:value="0.49733"/>
          <table:table-cell office:value-type="float" office:value="0.36408"/>
          <table:table-cell office:value-type="float" office:value="0.26855"/>
          <table:table-cell office:value-type="float" office:value="0.5687192"/>
          <table:table-cell office:value-type="float" office:value="1.21852"/>
          <table:table-cell office:value-type="float" office:value="-0.0048708"/>
          <table:table-cell office:value-type="float" office:value="0.6927849"/>
          <table:table-cell office:value-type="float" office:value="0.2461898"/>
          <table:table-cell office:value-type="float" office:value="0.0239002"/>
          <table:table-cell office:value-type="float" office:value="0.6927848"/>
          <table:table-cell office:value-type="float" office:value="0.2461897"/>
          <table:table-cell office:value-type="float" office:value="0.0301002"/>
          <table:table-cell office:value-type="float" office:value="0.6927848"/>
          <table:table-cell office:value-type="float" office:value="0.2461897"/>
          <table:table-cell office:value-type="float" office:value="0.0363002"/>
          <table:table-cell office:value-type="float" office:value="0.6927848"/>
          <table:table-cell office:value-type="float" office:value="0.2461896"/>
          <table:table-cell office:value-type="float" office:value="0.0425002"/>
          <table:table-cell office:value-type="float" office:value="0.6927847"/>
          <table:table-cell office:value-type="float" office:value="0.2461896"/>
          <table:table-cell office:value-type="float" office:value="0.0487002"/>
          <table:table-cell office:value-type="float" office:value="0.6927847"/>
          <table:table-cell office:value-type="float" office:value="0.2461895"/>
          <table:table-cell office:value-type="float" office:value="0.0549002"/>
          <table:table-cell office:value-type="float" office:value="0.6874156"/>
          <table:table-cell office:value-type="float" office:value="0.2492898"/>
          <table:table-cell office:value-type="float" office:value="0.0239002"/>
          <table:table-cell office:value-type="float" office:value="0.6874155"/>
          <table:table-cell office:value-type="float" office:value="0.2492898"/>
          <table:table-cell office:value-type="float" office:value="0.0301002"/>
          <table:table-cell office:value-type="float" office:value="0.6874155"/>
          <table:table-cell office:value-type="float" office:value="0.2492897"/>
          <table:table-cell office:value-type="float" office:value="0.0363002"/>
          <table:table-cell office:value-type="float" office:value="0.6874155"/>
          <table:table-cell office:value-type="float" office:value="0.2492897"/>
          <table:table-cell office:value-type="float" office:value="0.0425002"/>
          <table:table-cell office:value-type="float" office:value="0.6874154"/>
          <table:table-cell office:value-type="float" office:value="0.2492896"/>
          <table:table-cell office:value-type="float" office:value="0.0487002"/>
          <table:table-cell office:value-type="float" office:value="0.6874154"/>
          <table:table-cell office:value-type="float" office:value="0.2492896"/>
          <table:table-cell office:value-type="float" office:value="0.0549002"/>
        </table:table-row>
        <table:table-row>
          <table:table-cell>
            <text:p>z_rot_minus_3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5.0"/>
          <table:table-cell>
            <text:p>2025-08-21 12:48:17</text:p>
          </table:table-cell>
          <table:table-cell office:value-type="float" office:value="-0.0017274"/>
          <table:table-cell office:value-type="float" office:value="0.6898074"/>
          <table:table-cell office:value-type="float" office:value="0.68808"/>
          <table:table-cell office:value-type="float" office:value="0.2491378"/>
          <table:table-cell office:value-type="float" office:value="0.0392231"/>
          <table:table-cell office:value-type="float" office:value="9"/>
          <table:table-cell office:value-type="float" office:value="1.28780996799469"/>
          <table:table-cell office:value-type="float" office:value="0.07830999791622162"/>
          <table:table-cell office:value-type="float" office:value="1.2094999700784683"/>
          <table:table-cell office:value-type="float" office:value="0.3647261545062065"/>
          <table:table-cell office:value-type="float" office:value="0.36670690266163786"/>
          <table:table-cell office:value-type="float" office:value="0.12977648079395293"/>
          <table:table-cell office:value-type="float" office:value="0.5996758282184601"/>
          <table:table-cell office:value-type="float" office:value="0.4698993474245072"/>
          <table:table-cell office:value-type="float" office:value="0.1464192"/>
          <table:table-cell office:value-type="float" office:value="0.1508308"/>
          <table:table-cell office:value-type="float" office:value="0.1376124"/>
          <table:table-cell office:value-type="float" office:value="0.07831"/>
          <table:table-cell office:value-type="float" office:value="0.13571"/>
          <table:table-cell office:value-type="float" office:value="-0.0179908"/>
          <table:table-cell office:value-type="float" office:value="0.48257"/>
          <table:table-cell office:value-type="float" office:value="0.35793"/>
          <table:table-cell office:value-type="float" office:value="0.26937"/>
          <table:table-cell office:value-type="float" office:value="0.6006992"/>
          <table:table-cell office:value-type="float" office:value="1.28781"/>
          <table:table-cell office:value-type="float" office:value="-0.0044608"/>
          <table:table-cell office:value-type="float" office:value="0.6923468"/>
          <table:table-cell office:value-type="float" office:value="0.2461501"/>
          <table:table-cell office:value-type="float" office:value="0.0239028"/>
          <table:table-cell office:value-type="float" office:value="0.6923468"/>
          <table:table-cell office:value-type="float" office:value="0.2461501"/>
          <table:table-cell office:value-type="float" office:value="0.0301028"/>
          <table:table-cell office:value-type="float" office:value="0.6923468"/>
          <table:table-cell office:value-type="float" office:value="0.2461501"/>
          <table:table-cell office:value-type="float" office:value="0.0363028"/>
          <table:table-cell office:value-type="float" office:value="0.6923468"/>
          <table:table-cell office:value-type="float" office:value="0.2461501"/>
          <table:table-cell office:value-type="float" office:value="0.0425028"/>
          <table:table-cell office:value-type="float" office:value="0.6923468"/>
          <table:table-cell office:value-type="float" office:value="0.2461501"/>
          <table:table-cell office:value-type="float" office:value="0.0487028"/>
          <table:table-cell office:value-type="float" office:value="0.6923468"/>
          <table:table-cell office:value-type="float" office:value="0.2461502"/>
          <table:table-cell office:value-type="float" office:value="0.0549028"/>
          <table:table-cell office:value-type="float" office:value="0.687268"/>
          <table:table-cell office:value-type="float" office:value="0.2497062"/>
          <table:table-cell office:value-type="float" office:value="0.0239028"/>
          <table:table-cell office:value-type="float" office:value="0.687268"/>
          <table:table-cell office:value-type="float" office:value="0.2497063"/>
          <table:table-cell office:value-type="float" office:value="0.0301028"/>
          <table:table-cell office:value-type="float" office:value="0.687268"/>
          <table:table-cell office:value-type="float" office:value="0.2497063"/>
          <table:table-cell office:value-type="float" office:value="0.0363028"/>
          <table:table-cell office:value-type="float" office:value="0.687268"/>
          <table:table-cell office:value-type="float" office:value="0.2497063"/>
          <table:table-cell office:value-type="float" office:value="0.0425028"/>
          <table:table-cell office:value-type="float" office:value="0.687268"/>
          <table:table-cell office:value-type="float" office:value="0.2497063"/>
          <table:table-cell office:value-type="float" office:value="0.0487028"/>
          <table:table-cell office:value-type="float" office:value="0.687268"/>
          <table:table-cell office:value-type="float" office:value="0.2497064"/>
          <table:table-cell office:value-type="float" office:value="0.0549028"/>
        </table:table-row>
        <table:table-row>
          <table:table-cell>
            <text:p>z_rot_min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0.0"/>
          <table:table-cell>
            <text:p>2025-08-21 12:48:30</text:p>
          </table:table-cell>
          <table:table-cell office:value-type="float" office:value="-0.0019491"/>
          <table:table-cell office:value-type="float" office:value="0.6895279"/>
          <table:table-cell office:value-type="float" office:value="0.6875788"/>
          <table:table-cell office:value-type="float" office:value="0.2497756"/>
          <table:table-cell office:value-type="float" office:value="0.0391236"/>
          <table:table-cell office:value-type="float" office:value="8"/>
          <table:table-cell office:value-type="float" office:value="1.3210200071334839"/>
          <table:table-cell office:value-type="float" office:value="0.04715000092983246"/>
          <table:table-cell office:value-type="float" office:value="1.2738700062036514"/>
          <table:table-cell office:value-type="float" office:value="0.35443516075611115"/>
          <table:table-cell office:value-type="float" office:value="0.3974889917478849"/>
          <table:table-cell office:value-type="float" office:value="0.0818884789943695"/>
          <table:table-cell office:value-type="float" office:value="0.6269818425178528"/>
          <table:table-cell office:value-type="float" office:value="0.5450933635234834"/>
          <table:table-cell office:value-type="float" office:value="0.1013192"/>
          <table:table-cell office:value-type="float" office:value="0.1053208"/>
          <table:table-cell office:value-type="float" office:value="0.1019424"/>
          <table:table-cell office:value-type="float" office:value="0.04715"/>
          <table:table-cell office:value-type="float" office:value="0.05371"/>
          <table:table-cell office:value-type="float" office:value="-0.0184008"/>
          <table:table-cell office:value-type="float" office:value="0.51783"/>
          <table:table-cell office:value-type="float" office:value="0.37023"/>
          <table:table-cell office:value-type="float" office:value="0.28618"/>
          <table:table-cell office:value-type="float" office:value="0.6396492"/>
          <table:table-cell office:value-type="float" office:value="1.32102"/>
          <table:table-cell office:value-type="float" office:value="-0.0061008"/>
          <table:table-cell office:value-type="float" office:value="0.6919027"/>
          <table:table-cell office:value-type="float" office:value="0.2461471"/>
          <table:table-cell office:value-type="float" office:value="0.0239008"/>
          <table:table-cell office:value-type="float" office:value="0.6919026"/>
          <table:table-cell office:value-type="float" office:value="0.2461472"/>
          <table:table-cell office:value-type="float" office:value="0.0301008"/>
          <table:table-cell office:value-type="float" office:value="0.6919026"/>
          <table:table-cell office:value-type="float" office:value="0.2461473"/>
          <table:table-cell office:value-type="float" office:value="0.0363008"/>
          <table:table-cell office:value-type="float" office:value="0.6919025"/>
          <table:table-cell office:value-type="float" office:value="0.2461474"/>
          <table:table-cell office:value-type="float" office:value="0.0425008"/>
          <table:table-cell office:value-type="float" office:value="0.6919024"/>
          <table:table-cell office:value-type="float" office:value="0.2461475"/>
          <table:table-cell office:value-type="float" office:value="0.0487008"/>
          <table:table-cell office:value-type="float" office:value="0.6919023"/>
          <table:table-cell office:value-type="float" office:value="0.2461476"/>
          <table:table-cell office:value-type="float" office:value="0.0549008"/>
          <table:table-cell office:value-type="float" office:value="0.6871534"/>
          <table:table-cell office:value-type="float" office:value="0.2501325"/>
          <table:table-cell office:value-type="float" office:value="0.0239007"/>
          <table:table-cell office:value-type="float" office:value="0.6871533"/>
          <table:table-cell office:value-type="float" office:value="0.2501326"/>
          <table:table-cell office:value-type="float" office:value="0.0301007"/>
          <table:table-cell office:value-type="float" office:value="0.6871532"/>
          <table:table-cell office:value-type="float" office:value="0.2501327"/>
          <table:table-cell office:value-type="float" office:value="0.0363007"/>
          <table:table-cell office:value-type="float" office:value="0.6871532"/>
          <table:table-cell office:value-type="float" office:value="0.2501328"/>
          <table:table-cell office:value-type="float" office:value="0.0425007"/>
          <table:table-cell office:value-type="float" office:value="0.6871531"/>
          <table:table-cell office:value-type="float" office:value="0.2501329"/>
          <table:table-cell office:value-type="float" office:value="0.0487007"/>
          <table:table-cell office:value-type="float" office:value="0.687153"/>
          <table:table-cell office:value-type="float" office:value="0.250133"/>
          <table:table-cell office:value-type="float" office:value="0.0549007"/>
        </table:table-row>
        <table:table-row>
          <table:table-cell>
            <text:p>z_rot_minus_4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5.0"/>
          <table:table-cell>
            <text:p>2025-08-21 12:48:42</text:p>
          </table:table-cell>
          <table:table-cell office:value-type="float" office:value="-0.0005623"/>
          <table:table-cell office:value-type="float" office:value="0.6892726"/>
          <table:table-cell office:value-type="float" office:value="0.6887103"/>
          <table:table-cell office:value-type="float" office:value="0.2489437"/>
          <table:table-cell office:value-type="float" office:value="0.0386076"/>
          <table:table-cell office:value-type="float" office:value="10"/>
          <table:table-cell office:value-type="float" office:value="0.9405400156974792"/>
          <table:table-cell office:value-type="float" office:value="0.27474918961524963"/>
          <table:table-cell office:value-type="float" office:value="0.6657908260822296"/>
          <table:table-cell office:value-type="float" office:value="0.49871416091918946"/>
          <table:table-cell office:value-type="float" office:value="0.21719951324696182"/>
          <table:table-cell office:value-type="float" office:value="0.3707744836807251"/>
          <table:table-cell office:value-type="float" office:value="0.6266538381576539"/>
          <table:table-cell office:value-type="float" office:value="0.2558793544769288"/>
          <table:table-cell office:value-type="float" office:value="0.2747492"/>
          <table:table-cell office:value-type="float" office:value="0.2832608"/>
          <table:table-cell office:value-type="float" office:value="0.2975124"/>
          <table:table-cell office:value-type="float" office:value="0.36654"/>
          <table:table-cell office:value-type="float" office:value="0.63181"/>
          <table:table-cell office:value-type="float" office:value="-0.0147108"/>
          <table:table-cell office:value-type="float" office:value="0.50512"/>
          <table:table-cell office:value-type="float" office:value="0.53628"/>
          <table:table-cell office:value-type="float" office:value="0.42763"/>
          <table:table-cell office:value-type="float" office:value="0.7236992"/>
          <table:table-cell office:value-type="float" office:value="0.94054"/>
          <table:table-cell office:value-type="float" office:value="-0.0048708"/>
          <table:table-cell office:value-type="float" office:value="0.6914647"/>
          <table:table-cell office:value-type="float" office:value="0.2461893"/>
          <table:table-cell office:value-type="float" office:value="0.0239007"/>
          <table:table-cell office:value-type="float" office:value="0.6914647"/>
          <table:table-cell office:value-type="float" office:value="0.2461893"/>
          <table:table-cell office:value-type="float" office:value="0.0301007"/>
          <table:table-cell office:value-type="float" office:value="0.6914647"/>
          <table:table-cell office:value-type="float" office:value="0.2461893"/>
          <table:table-cell office:value-type="float" office:value="0.0363007"/>
          <table:table-cell office:value-type="float" office:value="0.6914647"/>
          <table:table-cell office:value-type="float" office:value="0.2461893"/>
          <table:table-cell office:value-type="float" office:value="0.0425007"/>
          <table:table-cell office:value-type="float" office:value="0.6914646"/>
          <table:table-cell office:value-type="float" office:value="0.2461893"/>
          <table:table-cell office:value-type="float" office:value="0.0487007"/>
          <table:table-cell office:value-type="float" office:value="0.6914646"/>
          <table:table-cell office:value-type="float" office:value="0.2461893"/>
          <table:table-cell office:value-type="float" office:value="0.0549007"/>
          <table:table-cell office:value-type="float" office:value="0.6870806"/>
          <table:table-cell office:value-type="float" office:value="0.2505734"/>
          <table:table-cell office:value-type="float" office:value="0.0239006"/>
          <table:table-cell office:value-type="float" office:value="0.6870806"/>
          <table:table-cell office:value-type="float" office:value="0.2505734"/>
          <table:table-cell office:value-type="float" office:value="0.0301006"/>
          <table:table-cell office:value-type="float" office:value="0.6870806"/>
          <table:table-cell office:value-type="float" office:value="0.2505734"/>
          <table:table-cell office:value-type="float" office:value="0.0363006"/>
          <table:table-cell office:value-type="float" office:value="0.6870806"/>
          <table:table-cell office:value-type="float" office:value="0.2505734"/>
          <table:table-cell office:value-type="float" office:value="0.0425006"/>
          <table:table-cell office:value-type="float" office:value="0.6870806"/>
          <table:table-cell office:value-type="float" office:value="0.2505734"/>
          <table:table-cell office:value-type="float" office:value="0.0487006"/>
          <table:table-cell office:value-type="float" office:value="0.6870806"/>
          <table:table-cell office:value-type="float" office:value="0.2505734"/>
          <table:table-cell office:value-type="float" office:value="0.0549006"/>
        </table:table-row>
        <table:table-row>
          <table:table-cell>
            <text:p>z_rot_minus_5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0.0"/>
          <table:table-cell>
            <text:p>2025-08-21 12:48:55</text:p>
          </table:table-cell>
          <table:table-cell office:value-type="float" office:value="-0.0003639"/>
          <table:table-cell office:value-type="float" office:value="0.6890326"/>
          <table:table-cell office:value-type="float" office:value="0.6886688"/>
          <table:table-cell office:value-type="float" office:value="0.2490676"/>
          <table:table-cell office:value-type="float" office:value="0.0388195"/>
          <table:table-cell office:value-type="float" office:value="10"/>
          <table:table-cell office:value-type="float" office:value="1.0090099573135376"/>
          <table:table-cell office:value-type="float" office:value="0.31287920475006104"/>
          <table:table-cell office:value-type="float" office:value="0.6961307525634766"/>
          <table:table-cell office:value-type="float" office:value="0.5050691604614258"/>
          <table:table-cell office:value-type="float" office:value="0.2145273514134058"/>
          <table:table-cell office:value-type="float" office:value="0.41284048557281494"/>
          <table:table-cell office:value-type="float" office:value="0.5972978353500367"/>
          <table:table-cell office:value-type="float" office:value="0.18445734977722172"/>
          <table:table-cell office:value-type="float" office:value="0.3128792"/>
          <table:table-cell office:value-type="float" office:value="0.3308208"/>
          <table:table-cell office:value-type="float" office:value="0.3499924"/>
          <table:table-cell office:value-type="float" office:value="0.41574"/>
          <table:table-cell office:value-type="float" office:value="0.65477"/>
          <table:table-cell office:value-type="float" office:value="-0.0138908"/>
          <table:table-cell office:value-type="float" office:value="0.45264"/>
          <table:table-cell office:value-type="float" office:value="0.48298"/>
          <table:table-cell office:value-type="float" office:value="0.38909"/>
          <table:table-cell office:value-type="float" office:value="0.6527692"/>
          <table:table-cell office:value-type="float" office:value="1.00901"/>
          <table:table-cell office:value-type="float" office:value="-0.0048708"/>
          <table:table-cell office:value-type="float" office:value="0.6910253"/>
          <table:table-cell office:value-type="float" office:value="0.2462592"/>
          <table:table-cell office:value-type="float" office:value="0.0239015"/>
          <table:table-cell office:value-type="float" office:value="0.6910253"/>
          <table:table-cell office:value-type="float" office:value="0.2462592"/>
          <table:table-cell office:value-type="float" office:value="0.0301015"/>
          <table:table-cell office:value-type="float" office:value="0.6910253"/>
          <table:table-cell office:value-type="float" office:value="0.2462592"/>
          <table:table-cell office:value-type="float" office:value="0.0363015"/>
          <table:table-cell office:value-type="float" office:value="0.6910253"/>
          <table:table-cell office:value-type="float" office:value="0.2462592"/>
          <table:table-cell office:value-type="float" office:value="0.0425015"/>
          <table:table-cell office:value-type="float" office:value="0.6910253"/>
          <table:table-cell office:value-type="float" office:value="0.2462592"/>
          <table:table-cell office:value-type="float" office:value="0.0487015"/>
          <table:table-cell office:value-type="float" office:value="0.6910253"/>
          <table:table-cell office:value-type="float" office:value="0.2462592"/>
          <table:table-cell office:value-type="float" office:value="0.0549015"/>
          <table:table-cell office:value-type="float" office:value="0.68704"/>
          <table:table-cell office:value-type="float" office:value="0.2510087"/>
          <table:table-cell office:value-type="float" office:value="0.0239015"/>
          <table:table-cell office:value-type="float" office:value="0.68704"/>
          <table:table-cell office:value-type="float" office:value="0.2510087"/>
          <table:table-cell office:value-type="float" office:value="0.0301015"/>
          <table:table-cell office:value-type="float" office:value="0.68704"/>
          <table:table-cell office:value-type="float" office:value="0.2510087"/>
          <table:table-cell office:value-type="float" office:value="0.0363015"/>
          <table:table-cell office:value-type="float" office:value="0.68704"/>
          <table:table-cell office:value-type="float" office:value="0.2510087"/>
          <table:table-cell office:value-type="float" office:value="0.0425015"/>
          <table:table-cell office:value-type="float" office:value="0.68704"/>
          <table:table-cell office:value-type="float" office:value="0.2510087"/>
          <table:table-cell office:value-type="float" office:value="0.0487015"/>
          <table:table-cell office:value-type="float" office:value="0.68704"/>
          <table:table-cell office:value-type="float" office:value="0.2510087"/>
          <table:table-cell office:value-type="float" office:value="0.0549015"/>
        </table:table-row>
        <table:table-row>
          <table:table-cell>
            <text:p>z_rot_minus_5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5.0"/>
          <table:table-cell>
            <text:p>2025-08-21 12:49:08</text:p>
          </table:table-cell>
          <table:table-cell office:value-type="float" office:value="-0.0001808"/>
          <table:table-cell office:value-type="float" office:value="0.6888155"/>
          <table:table-cell office:value-type="float" office:value="0.6886348"/>
          <table:table-cell office:value-type="float" office:value="0.2491775"/>
          <table:table-cell office:value-type="float" office:value="0.0388994"/>
          <table:table-cell office:value-type="float" office:value="10"/>
          <table:table-cell office:value-type="float" office:value="1.0336099863052368"/>
          <table:table-cell office:value-type="float" office:value="0.3439899981021881"/>
          <table:table-cell office:value-type="float" office:value="0.6896199882030487"/>
          <table:table-cell office:value-type="float" office:value="0.50757015645504"/>
          <table:table-cell office:value-type="float" office:value="0.21044124954846427"/>
          <table:table-cell office:value-type="float" office:value="0.45597248077392577"/>
          <table:table-cell office:value-type="float" office:value="0.5591678321361542"/>
          <table:table-cell office:value-type="float" office:value="0.1031953513622284"/>
          <table:table-cell office:value-type="float" office:value="0.3522392"/>
          <table:table-cell office:value-type="float" office:value="0.3865808"/>
          <table:table-cell office:value-type="float" office:value="0.4164124"/>
          <table:table-cell office:value-type="float" office:value="0.47109"/>
          <table:table-cell office:value-type="float" office:value="0.65354"/>
          <table:table-cell office:value-type="float" office:value="-0.0126608"/>
          <table:table-cell office:value-type="float" office:value="0.39934"/>
          <table:table-cell office:value-type="float" office:value="0.42681"/>
          <table:table-cell office:value-type="float" office:value="0.34399"/>
          <table:table-cell office:value-type="float" office:value="0.5920892"/>
          <table:table-cell office:value-type="float" office:value="1.03361"/>
          <table:table-cell office:value-type="float" office:value="-0.0048708"/>
          <table:table-cell office:value-type="float" office:value="0.6905936"/>
          <table:table-cell office:value-type="float" office:value="0.24638"/>
          <table:table-cell office:value-type="float" office:value="0.0239087"/>
          <table:table-cell office:value-type="float" office:value="0.6905936"/>
          <table:table-cell office:value-type="float" office:value="0.24638"/>
          <table:table-cell office:value-type="float" office:value="0.0301087"/>
          <table:table-cell office:value-type="float" office:value="0.6905936"/>
          <table:table-cell office:value-type="float" office:value="0.24638"/>
          <table:table-cell office:value-type="float" office:value="0.0363087"/>
          <table:table-cell office:value-type="float" office:value="0.6905936"/>
          <table:table-cell office:value-type="float" office:value="0.24638"/>
          <table:table-cell office:value-type="float" office:value="0.0425087"/>
          <table:table-cell office:value-type="float" office:value="0.6905936"/>
          <table:table-cell office:value-type="float" office:value="0.24638"/>
          <table:table-cell office:value-type="float" office:value="0.0487087"/>
          <table:table-cell office:value-type="float" office:value="0.6905936"/>
          <table:table-cell office:value-type="float" office:value="0.24638"/>
          <table:table-cell office:value-type="float" office:value="0.0549087"/>
          <table:table-cell office:value-type="float" office:value="0.6870375"/>
          <table:table-cell office:value-type="float" office:value="0.2514587"/>
          <table:table-cell office:value-type="float" office:value="0.0239087"/>
          <table:table-cell office:value-type="float" office:value="0.6870375"/>
          <table:table-cell office:value-type="float" office:value="0.2514587"/>
          <table:table-cell office:value-type="float" office:value="0.0301087"/>
          <table:table-cell office:value-type="float" office:value="0.6870374"/>
          <table:table-cell office:value-type="float" office:value="0.2514587"/>
          <table:table-cell office:value-type="float" office:value="0.0363087"/>
          <table:table-cell office:value-type="float" office:value="0.6870374"/>
          <table:table-cell office:value-type="float" office:value="0.2514587"/>
          <table:table-cell office:value-type="float" office:value="0.0425087"/>
          <table:table-cell office:value-type="float" office:value="0.6870374"/>
          <table:table-cell office:value-type="float" office:value="0.2514587"/>
          <table:table-cell office:value-type="float" office:value="0.0487087"/>
          <table:table-cell office:value-type="float" office:value="0.6870374"/>
          <table:table-cell office:value-type="float" office:value="0.2514587"/>
          <table:table-cell office:value-type="float" office:value="0.0549087"/>
        </table:table-row>
        <table:table-row>
          <table:table-cell>
            <text:p>z_rot_minus_6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60.0"/>
          <table:table-cell>
            <text:p>2025-08-21 12:49:21</text:p>
          </table:table-cell>
          <table:table-cell office:value-type="float" office:value="-0.0001477"/>
          <table:table-cell office:value-type="float" office:value="0.6886305"/>
          <table:table-cell office:value-type="float" office:value="0.6884828"/>
          <table:table-cell office:value-type="float" office:value="0.2494596"/>
          <table:table-cell office:value-type="float" office:value="0.038909"/>
          <table:table-cell office:value-type="float" office:value="10"/>
          <table:table-cell office:value-type="float" office:value="1.1779299974441528"/>
          <table:table-cell office:value-type="float" office:value="0.31692999601364136"/>
          <table:table-cell office:value-type="float" office:value="0.8610000014305115"/>
          <table:table-cell office:value-type="float" office:value="0.5125311583280563"/>
          <table:table-cell office:value-type="float" office:value="0.24612596055023295"/>
          <table:table-cell office:value-type="float" office:value="0.46368048191070554"/>
          <table:table-cell office:value-type="float" office:value="0.5613818347454071"/>
          <table:table-cell office:value-type="float" office:value="0.0977013528347016"/>
          <table:table-cell office:value-type="float" office:value="0.3842192"/>
          <table:table-cell office:value-type="float" office:value="0.4304508"/>
          <table:table-cell office:value-type="float" office:value="0.4709424"/>
          <table:table-cell office:value-type="float" office:value="0.50102"/>
          <table:table-cell office:value-type="float" office:value="0.53177"/>
          <table:table-cell office:value-type="float" office:value="-0.0114308"/>
          <table:table-cell office:value-type="float" office:value="0.36654"/>
          <table:table-cell office:value-type="float" office:value="0.38827"/>
          <table:table-cell office:value-type="float" office:value="0.31693"/>
          <table:table-cell office:value-type="float" office:value="0.5572392"/>
          <table:table-cell office:value-type="float" office:value="1.17793"/>
          <table:table-cell office:value-type="float" office:value="-0.0040508"/>
          <table:table-cell office:value-type="float" office:value="0.6901805"/>
          <table:table-cell office:value-type="float" office:value="0.2465189"/>
          <table:table-cell office:value-type="float" office:value="0.0238992"/>
          <table:table-cell office:value-type="float" office:value="0.6901805"/>
          <table:table-cell office:value-type="float" office:value="0.246519"/>
          <table:table-cell office:value-type="float" office:value="0.0300992"/>
          <table:table-cell office:value-type="float" office:value="0.6901805"/>
          <table:table-cell office:value-type="float" office:value="0.246519"/>
          <table:table-cell office:value-type="float" office:value="0.0362992"/>
          <table:table-cell office:value-type="float" office:value="0.6901805"/>
          <table:table-cell office:value-type="float" office:value="0.246519"/>
          <table:table-cell office:value-type="float" office:value="0.0424992"/>
          <table:table-cell office:value-type="float" office:value="0.6901805"/>
          <table:table-cell office:value-type="float" office:value="0.246519"/>
          <table:table-cell office:value-type="float" office:value="0.0486992"/>
          <table:table-cell office:value-type="float" office:value="0.6901805"/>
          <table:table-cell office:value-type="float" office:value="0.2465191"/>
          <table:table-cell office:value-type="float" office:value="0.0548992"/>
          <table:table-cell office:value-type="float" office:value="0.6870806"/>
          <table:table-cell office:value-type="float" office:value="0.2518883"/>
          <table:table-cell office:value-type="float" office:value="0.0238992"/>
          <table:table-cell office:value-type="float" office:value="0.6870806"/>
          <table:table-cell office:value-type="float" office:value="0.2518883"/>
          <table:table-cell office:value-type="float" office:value="0.0300992"/>
          <table:table-cell office:value-type="float" office:value="0.6870805"/>
          <table:table-cell office:value-type="float" office:value="0.2518883"/>
          <table:table-cell office:value-type="float" office:value="0.0362992"/>
          <table:table-cell office:value-type="float" office:value="0.6870805"/>
          <table:table-cell office:value-type="float" office:value="0.2518884"/>
          <table:table-cell office:value-type="float" office:value="0.0424992"/>
          <table:table-cell office:value-type="float" office:value="0.6870805"/>
          <table:table-cell office:value-type="float" office:value="0.2518884"/>
          <table:table-cell office:value-type="float" office:value="0.0486992"/>
          <table:table-cell office:value-type="float" office:value="0.6870805"/>
          <table:table-cell office:value-type="float" office:value="0.2518884"/>
          <table:table-cell office:value-type="float" office:value="0.0548992"/>
        </table:table-row>
        <table:table-row>
          <table:table-cell>
            <text:p>z_rot_minus_6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65.0"/>
          <table:table-cell>
            <text:p>2025-08-21 12:49:33</text:p>
          </table:table-cell>
          <table:table-cell office:value-type="float" office:value="-0.0002266"/>
          <table:table-cell office:value-type="float" office:value="0.6884738"/>
          <table:table-cell office:value-type="float" office:value="0.6882472"/>
          <table:table-cell office:value-type="float" office:value="0.2500004"/>
          <table:table-cell office:value-type="float" office:value="0.039152"/>
          <table:table-cell office:value-type="float" office:value="10"/>
          <table:table-cell office:value-type="float" office:value="1.5526700019836426"/>
          <table:table-cell office:value-type="float" office:value="0.2599399983882904"/>
          <table:table-cell office:value-type="float" office:value="1.2927300035953522"/>
          <table:table-cell office:value-type="float" office:value="0.5241751581430435"/>
          <table:table-cell office:value-type="float" office:value="0.37535600679572784"/>
          <table:table-cell office:value-type="float" office:value="0.43350447416305543"/>
          <table:table-cell office:value-type="float" office:value="0.6148458421230316"/>
          <table:table-cell office:value-type="float" office:value="0.18134136795997619"/>
          <table:table-cell office:value-type="float" office:value="0.4096392"/>
          <table:table-cell office:value-type="float" office:value="0.4628408"/>
          <table:table-cell office:value-type="float" office:value="0.5164524"/>
          <table:table-cell office:value-type="float" office:value="0.51865"/>
          <table:table-cell office:value-type="float" office:value="0.25994"/>
          <table:table-cell office:value-type="float" office:value="-0.0093808"/>
          <table:table-cell office:value-type="float" office:value="0.32554"/>
          <table:table-cell office:value-type="float" office:value="0.35137"/>
          <table:table-cell office:value-type="float" office:value="0.29315"/>
          <table:table-cell office:value-type="float" office:value="0.5514992"/>
          <table:table-cell office:value-type="float" office:value="1.55267"/>
          <table:table-cell office:value-type="float" office:value="-0.0040508"/>
          <table:table-cell office:value-type="float" office:value="0.6897839"/>
          <table:table-cell office:value-type="float" office:value="0.2467048"/>
          <table:table-cell office:value-type="float" office:value="0.0239005"/>
          <table:table-cell office:value-type="float" office:value="0.6897839"/>
          <table:table-cell office:value-type="float" office:value="0.2467048"/>
          <table:table-cell office:value-type="float" office:value="0.0301005"/>
          <table:table-cell office:value-type="float" office:value="0.6897839"/>
          <table:table-cell office:value-type="float" office:value="0.2467048"/>
          <table:table-cell office:value-type="float" office:value="0.0363005"/>
          <table:table-cell office:value-type="float" office:value="0.689784"/>
          <table:table-cell office:value-type="float" office:value="0.2467049"/>
          <table:table-cell office:value-type="float" office:value="0.0425005"/>
          <table:table-cell office:value-type="float" office:value="0.689784"/>
          <table:table-cell office:value-type="float" office:value="0.2467049"/>
          <table:table-cell office:value-type="float" office:value="0.0487005"/>
          <table:table-cell office:value-type="float" office:value="0.689784"/>
          <table:table-cell office:value-type="float" office:value="0.2467049"/>
          <table:table-cell office:value-type="float" office:value="0.0549005"/>
          <table:table-cell office:value-type="float" office:value="0.6871636"/>
          <table:table-cell office:value-type="float" office:value="0.2523238"/>
          <table:table-cell office:value-type="float" office:value="0.0239005"/>
          <table:table-cell office:value-type="float" office:value="0.6871636"/>
          <table:table-cell office:value-type="float" office:value="0.2523239"/>
          <table:table-cell office:value-type="float" office:value="0.0301005"/>
          <table:table-cell office:value-type="float" office:value="0.6871636"/>
          <table:table-cell office:value-type="float" office:value="0.2523239"/>
          <table:table-cell office:value-type="float" office:value="0.0363005"/>
          <table:table-cell office:value-type="float" office:value="0.6871637"/>
          <table:table-cell office:value-type="float" office:value="0.2523239"/>
          <table:table-cell office:value-type="float" office:value="0.0425005"/>
          <table:table-cell office:value-type="float" office:value="0.6871637"/>
          <table:table-cell office:value-type="float" office:value="0.252324"/>
          <table:table-cell office:value-type="float" office:value="0.0487005"/>
          <table:table-cell office:value-type="float" office:value="0.6871637"/>
          <table:table-cell office:value-type="float" office:value="0.252324"/>
          <table:table-cell office:value-type="float" office:value="0.0549005"/>
        </table:table-row>
        <table:table-row>
          <table:table-cell>
            <text:p>z_rot_minus_7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70.0"/>
          <table:table-cell>
            <text:p>2025-08-21 12:49:46</text:p>
          </table:table-cell>
          <table:table-cell office:value-type="float" office:value="-0.000299"/>
          <table:table-cell office:value-type="float" office:value="0.6883313"/>
          <table:table-cell office:value-type="float" office:value="0.6880322"/>
          <table:table-cell office:value-type="float" office:value="0.2506585"/>
          <table:table-cell office:value-type="float" office:value="0.0402353"/>
          <table:table-cell office:value-type="float" office:value="9"/>
          <table:table-cell office:value-type="float" office:value="2.268939971923828"/>
          <table:table-cell office:value-type="float" office:value="-0.14226999878883362"/>
          <table:table-cell office:value-type="float" office:value="2.4112099707126617"/>
          <table:table-cell office:value-type="float" office:value="0.5539411544799805"/>
          <table:table-cell office:value-type="float" office:value="0.6410125739884972"/>
          <table:table-cell office:value-type="float" office:value="0.3794664740562439"/>
          <table:table-cell office:value-type="float" office:value="0.7284158349037171"/>
          <table:table-cell office:value-type="float" office:value="0.3489493608474732"/>
          <table:table-cell office:value-type="float" office:value="0.4129192"/>
          <table:table-cell office:value-type="float" office:value="0.4591508"/>
          <table:table-cell office:value-type="float" office:value="0.5480224"/>
          <table:table-cell office:value-type="float" office:value="0.61951"/>
          <table:table-cell office:value-type="float" office:value="-0.14227"/>
          <table:table-cell office:value-type="float" office:value="-0.0085608"/>
          <table:table-cell office:value-type="float" office:value="0.26527"/>
          <table:table-cell office:value-type="float" office:value="0.29561"/>
          <table:table-cell office:value-type="float" office:value="0.25584"/>
          <table:table-cell office:value-type="float" office:value="0.5564192"/>
          <table:table-cell office:value-type="float" office:value="2.26894"/>
          <table:table-cell office:value-type="float" office:value="-0.0040508"/>
          <table:table-cell office:value-type="float" office:value="0.6893915"/>
          <table:table-cell office:value-type="float" office:value="0.2469239"/>
          <table:table-cell office:value-type="float" office:value="0.023904"/>
          <table:table-cell office:value-type="float" office:value="0.6893915"/>
          <table:table-cell office:value-type="float" office:value="0.2469239"/>
          <table:table-cell office:value-type="float" office:value="0.030104"/>
          <table:table-cell office:value-type="float" office:value="0.6893915"/>
          <table:table-cell office:value-type="float" office:value="0.2469239"/>
          <table:table-cell office:value-type="float" office:value="0.036304"/>
          <table:table-cell office:value-type="float" office:value="0.6893915"/>
          <table:table-cell office:value-type="float" office:value="0.2469239"/>
          <table:table-cell office:value-type="float" office:value="0.042504"/>
          <table:table-cell office:value-type="float" office:value="0.6893915"/>
          <table:table-cell office:value-type="float" office:value="0.2469239"/>
          <table:table-cell office:value-type="float" office:value="0.048704"/>
          <table:table-cell office:value-type="float" office:value="0.6893916"/>
          <table:table-cell office:value-type="float" office:value="0.2469238"/>
          <table:table-cell office:value-type="float" office:value="0.054904"/>
          <table:table-cell office:value-type="float" office:value="0.687271"/>
          <table:table-cell office:value-type="float" office:value="0.25275"/>
          <table:table-cell office:value-type="float" office:value="0.023904"/>
          <table:table-cell office:value-type="float" office:value="0.687271"/>
          <table:table-cell office:value-type="float" office:value="0.25275"/>
          <table:table-cell office:value-type="float" office:value="0.030104"/>
          <table:table-cell office:value-type="float" office:value="0.687271"/>
          <table:table-cell office:value-type="float" office:value="0.25275"/>
          <table:table-cell office:value-type="float" office:value="0.036304"/>
          <table:table-cell office:value-type="float" office:value="0.687271"/>
          <table:table-cell office:value-type="float" office:value="0.25275"/>
          <table:table-cell office:value-type="float" office:value="0.042504"/>
          <table:table-cell office:value-type="float" office:value="0.687271"/>
          <table:table-cell office:value-type="float" office:value="0.25275"/>
          <table:table-cell office:value-type="float" office:value="0.048704"/>
          <table:table-cell office:value-type="float" office:value="0.687271"/>
          <table:table-cell office:value-type="float" office:value="0.2527499"/>
          <table:table-cell office:value-type="float" office:value="0.054904"/>
        </table:table-row>
        <table:table-row>
          <table:table-cell>
            <text:p>z_rot_minus_7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75.0"/>
          <table:table-cell>
            <text:p>2025-08-21 12:49:59</text:p>
          </table:table-cell>
          <table:table-cell office:value-type="float" office:value="-0.0002219"/>
          <table:table-cell office:value-type="float" office:value="0.6882352"/>
          <table:table-cell office:value-type="float" office:value="0.6880133"/>
          <table:table-cell office:value-type="float" office:value="0.2510004"/>
          <table:table-cell office:value-type="float" office:value="0.0418391"/>
          <table:table-cell office:value-type="float" office:value="10"/>
          <table:table-cell office:value-type="float" office:value="2.94461989402771"/>
          <table:table-cell office:value-type="float" office:value="0.22550000250339508"/>
          <table:table-cell office:value-type="float" office:value="2.719119891524315"/>
          <table:table-cell office:value-type="float" office:value="0.6658711522817612"/>
          <table:table-cell office:value-type="float" office:value="0.8205917351519962"/>
          <table:table-cell office:value-type="float" office:value="0.48172048926353456"/>
          <table:table-cell office:value-type="float" office:value="0.8500218152999878"/>
          <table:table-cell office:value-type="float" office:value="0.3683013260364532"/>
          <table:table-cell office:value-type="float" office:value="0.3805292"/>
          <table:table-cell office:value-type="float" office:value="0.4185608"/>
          <table:table-cell office:value-type="float" office:value="0.5439224"/>
          <table:table-cell office:value-type="float" office:value="0.7749"/>
          <table:table-cell office:value-type="float" office:value="0.29069"/>
          <table:table-cell office:value-type="float" office:value="-0.0097908"/>
          <table:table-cell office:value-type="float" office:value="0.22837"/>
          <table:table-cell office:value-type="float" office:value="0.25707"/>
          <table:table-cell office:value-type="float" office:value="0.2255"/>
          <table:table-cell office:value-type="float" office:value="0.5945492"/>
          <table:table-cell office:value-type="float" office:value="2.9446199"/>
          <table:table-cell office:value-type="float" office:value="-0.0056908"/>
          <table:table-cell office:value-type="float" office:value="0.6890375"/>
          <table:table-cell office:value-type="float" office:value="0.2471779"/>
          <table:table-cell office:value-type="float" office:value="0.0239021"/>
          <table:table-cell office:value-type="float" office:value="0.6890375"/>
          <table:table-cell office:value-type="float" office:value="0.2471779"/>
          <table:table-cell office:value-type="float" office:value="0.0301021"/>
          <table:table-cell office:value-type="float" office:value="0.6890375"/>
          <table:table-cell office:value-type="float" office:value="0.247178"/>
          <table:table-cell office:value-type="float" office:value="0.0363021"/>
          <table:table-cell office:value-type="float" office:value="0.6890376"/>
          <table:table-cell office:value-type="float" office:value="0.247178"/>
          <table:table-cell office:value-type="float" office:value="0.0425021"/>
          <table:table-cell office:value-type="float" office:value="0.6890376"/>
          <table:table-cell office:value-type="float" office:value="0.247178"/>
          <table:table-cell office:value-type="float" office:value="0.0487021"/>
          <table:table-cell office:value-type="float" office:value="0.6890376"/>
          <table:table-cell office:value-type="float" office:value="0.247178"/>
          <table:table-cell office:value-type="float" office:value="0.0549021"/>
          <table:table-cell office:value-type="float" office:value="0.6874328"/>
          <table:table-cell office:value-type="float" office:value="0.2531667"/>
          <table:table-cell office:value-type="float" office:value="0.0239021"/>
          <table:table-cell office:value-type="float" office:value="0.6874328"/>
          <table:table-cell office:value-type="float" office:value="0.2531667"/>
          <table:table-cell office:value-type="float" office:value="0.0301021"/>
          <table:table-cell office:value-type="float" office:value="0.6874328"/>
          <table:table-cell office:value-type="float" office:value="0.2531667"/>
          <table:table-cell office:value-type="float" office:value="0.0363021"/>
          <table:table-cell office:value-type="float" office:value="0.6874329"/>
          <table:table-cell office:value-type="float" office:value="0.2531667"/>
          <table:table-cell office:value-type="float" office:value="0.0425021"/>
          <table:table-cell office:value-type="float" office:value="0.6874329"/>
          <table:table-cell office:value-type="float" office:value="0.2531667"/>
          <table:table-cell office:value-type="float" office:value="0.0487021"/>
          <table:table-cell office:value-type="float" office:value="0.6874329"/>
          <table:table-cell office:value-type="float" office:value="0.2531667"/>
          <table:table-cell office:value-type="float" office:value="0.0549021"/>
        </table:table-row>
        <table:table-row>
          <table:table-cell>
            <text:p>z_rot_minus_8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80.0"/>
          <table:table-cell>
            <text:p>2025-08-21 12:50:11</text:p>
          </table:table-cell>
          <table:table-cell office:value-type="float" office:value="-9.03e-05"/>
          <table:table-cell office:value-type="float" office:value="0.6881572"/>
          <table:table-cell office:value-type="float" office:value="0.6880669"/>
          <table:table-cell office:value-type="float" office:value="0.2510239"/>
          <table:table-cell office:value-type="float" office:value="0.0436112"/>
          <table:table-cell office:value-type="float" office:value="10"/>
          <table:table-cell office:value-type="float" office:value="3.6219398975372314"/>
          <table:table-cell office:value-type="float" office:value="0.23082999885082245"/>
          <table:table-cell office:value-type="float" office:value="3.391109898686409"/>
          <table:table-cell office:value-type="float" office:value="0.87128114849329"/>
          <table:table-cell office:value-type="float" office:value="1.0564785921969773"/>
          <table:table-cell office:value-type="float" office:value="0.725096482038498"/>
          <table:table-cell office:value-type="float" office:value="1.017465814948082"/>
          <table:table-cell office:value-type="float" office:value="0.292369332909584"/>
          <table:table-cell office:value-type="float" office:value="0.3374792"/>
          <table:table-cell office:value-type="float" office:value="0.3722308"/>
          <table:table-cell office:value-type="float" office:value="0.4922624"/>
          <table:table-cell office:value-type="float" office:value="0.78146"/>
          <table:table-cell office:value-type="float" office:value="1.64205"/>
          <table:table-cell office:value-type="float" office:value="-0.0118408"/>
          <table:table-cell office:value-type="float" office:value="0.23083"/>
          <table:table-cell office:value-type="float" office:value="0.26363"/>
          <table:table-cell office:value-type="float" office:value="0.23821"/>
          <table:table-cell office:value-type="float" office:value="0.7327192"/>
          <table:table-cell office:value-type="float" office:value="3.6219399"/>
          <table:table-cell office:value-type="float" office:value="-0.0061008"/>
          <table:table-cell office:value-type="float" office:value="0.6886955"/>
          <table:table-cell office:value-type="float" office:value="0.2474588"/>
          <table:table-cell office:value-type="float" office:value="0.0239033"/>
          <table:table-cell office:value-type="float" office:value="0.6886955"/>
          <table:table-cell office:value-type="float" office:value="0.2474588"/>
          <table:table-cell office:value-type="float" office:value="0.0301033"/>
          <table:table-cell office:value-type="float" office:value="0.6886955"/>
          <table:table-cell office:value-type="float" office:value="0.2474588"/>
          <table:table-cell office:value-type="float" office:value="0.0363033"/>
          <table:table-cell office:value-type="float" office:value="0.6886955"/>
          <table:table-cell office:value-type="float" office:value="0.2474588"/>
          <table:table-cell office:value-type="float" office:value="0.0425033"/>
          <table:table-cell office:value-type="float" office:value="0.6886955"/>
          <table:table-cell office:value-type="float" office:value="0.2474588"/>
          <table:table-cell office:value-type="float" office:value="0.0487033"/>
          <table:table-cell office:value-type="float" office:value="0.6886955"/>
          <table:table-cell office:value-type="float" office:value="0.2474588"/>
          <table:table-cell office:value-type="float" office:value="0.0549033"/>
          <table:table-cell office:value-type="float" office:value="0.6876189"/>
          <table:table-cell office:value-type="float" office:value="0.2535646"/>
          <table:table-cell office:value-type="float" office:value="0.0239033"/>
          <table:table-cell office:value-type="float" office:value="0.6876189"/>
          <table:table-cell office:value-type="float" office:value="0.2535646"/>
          <table:table-cell office:value-type="float" office:value="0.0301033"/>
          <table:table-cell office:value-type="float" office:value="0.6876189"/>
          <table:table-cell office:value-type="float" office:value="0.2535646"/>
          <table:table-cell office:value-type="float" office:value="0.0363033"/>
          <table:table-cell office:value-type="float" office:value="0.6876189"/>
          <table:table-cell office:value-type="float" office:value="0.2535646"/>
          <table:table-cell office:value-type="float" office:value="0.0425033"/>
          <table:table-cell office:value-type="float" office:value="0.6876189"/>
          <table:table-cell office:value-type="float" office:value="0.2535646"/>
          <table:table-cell office:value-type="float" office:value="0.0487033"/>
          <table:table-cell office:value-type="float" office:value="0.6876189"/>
          <table:table-cell office:value-type="float" office:value="0.2535646"/>
          <table:table-cell office:value-type="float" office:value="0.0549033"/>
        </table:table-row>
        <table:table-row>
          <table:table-cell>
            <text:p>z_rot_minus_8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85.0"/>
          <table:table-cell>
            <text:p>2025-08-21 12:50:24</text:p>
          </table:table-cell>
          <table:table-cell office:value-type="float" office:value="-5.15e-05"/>
          <table:table-cell office:value-type="float" office:value="0.6881119"/>
          <table:table-cell office:value-type="float" office:value="0.6880604"/>
          <table:table-cell office:value-type="float" office:value="0.2514455"/>
          <table:table-cell office:value-type="float" office:value="0.0442248"/>
          <table:table-cell office:value-type="float" office:value="10"/>
          <table:table-cell office:value-type="float" office:value="4.159860134124756"/>
          <table:table-cell office:value-type="float" office:value="0.2599399983882904"/>
          <table:table-cell office:value-type="float" office:value="3.8999201357364655"/>
          <table:table-cell office:value-type="float" office:value="0.9930101752281189"/>
          <table:table-cell office:value-type="float" office:value="1.266705204704532"/>
          <table:table-cell office:value-type="float" office:value="0.8033244848251343"/>
          <table:table-cell office:value-type="float" office:value="1.1826958656311035"/>
          <table:table-cell office:value-type="float" office:value="0.3793713808059692"/>
          <table:table-cell office:value-type="float" office:value="0.3018092"/>
          <table:table-cell office:value-type="float" office:value="0.3263108"/>
          <table:table-cell office:value-type="float" office:value="0.4233824"/>
          <table:table-cell office:value-type="float" office:value="0.72283"/>
          <table:table-cell office:value-type="float" office:value="2.24229"/>
          <table:table-cell office:value-type="float" office:value="-0.0122508"/>
          <table:table-cell office:value-type="float" office:value="0.25994"/>
          <table:table-cell office:value-type="float" office:value="0.29684"/>
          <table:table-cell office:value-type="float" office:value="0.28372"/>
          <table:table-cell office:value-type="float" office:value="0.9131192"/>
          <table:table-cell office:value-type="float" office:value="4.1598601"/>
          <table:table-cell office:value-type="float" office:value="-0.0065108"/>
          <table:table-cell office:value-type="float" office:value="0.688382"/>
          <table:table-cell office:value-type="float" office:value="0.2477674"/>
          <table:table-cell office:value-type="float" office:value="0.0238993"/>
          <table:table-cell office:value-type="float" office:value="0.688382"/>
          <table:table-cell office:value-type="float" office:value="0.2477674"/>
          <table:table-cell office:value-type="float" office:value="0.0300993"/>
          <table:table-cell office:value-type="float" office:value="0.6883821"/>
          <table:table-cell office:value-type="float" office:value="0.2477674"/>
          <table:table-cell office:value-type="float" office:value="0.0362993"/>
          <table:table-cell office:value-type="float" office:value="0.6883822"/>
          <table:table-cell office:value-type="float" office:value="0.2477674"/>
          <table:table-cell office:value-type="float" office:value="0.0424993"/>
          <table:table-cell office:value-type="float" office:value="0.6883822"/>
          <table:table-cell office:value-type="float" office:value="0.2477674"/>
          <table:table-cell office:value-type="float" office:value="0.0486993"/>
          <table:table-cell office:value-type="float" office:value="0.6883823"/>
          <table:table-cell office:value-type="float" office:value="0.2477674"/>
          <table:table-cell office:value-type="float" office:value="0.0548993"/>
          <table:table-cell office:value-type="float" office:value="0.6878416"/>
          <table:table-cell office:value-type="float" office:value="0.2539438"/>
          <table:table-cell office:value-type="float" office:value="0.0238993"/>
          <table:table-cell office:value-type="float" office:value="0.6878417"/>
          <table:table-cell office:value-type="float" office:value="0.2539438"/>
          <table:table-cell office:value-type="float" office:value="0.0300993"/>
          <table:table-cell office:value-type="float" office:value="0.6878418"/>
          <table:table-cell office:value-type="float" office:value="0.2539438"/>
          <table:table-cell office:value-type="float" office:value="0.0362993"/>
          <table:table-cell office:value-type="float" office:value="0.6878418"/>
          <table:table-cell office:value-type="float" office:value="0.2539438"/>
          <table:table-cell office:value-type="float" office:value="0.0424993"/>
          <table:table-cell office:value-type="float" office:value="0.6878419"/>
          <table:table-cell office:value-type="float" office:value="0.2539438"/>
          <table:table-cell office:value-type="float" office:value="0.0486993"/>
          <table:table-cell office:value-type="float" office:value="0.6878419"/>
          <table:table-cell office:value-type="float" office:value="0.2539438"/>
          <table:table-cell office:value-type="float" office:value="0.0548993"/>
        </table:table-row>
        <table:table-row>
          <table:table-cell>
            <text:p>z_rot_minus_9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90.0"/>
          <table:table-cell>
            <text:p>2025-08-21 12:50:37</text:p>
          </table:table-cell>
          <table:table-cell office:value-type="float" office:value="-0.0"/>
          <table:table-cell office:value-type="float" office:value="0.6880963"/>
          <table:table-cell office:value-type="float" office:value="0.6880962"/>
          <table:table-cell office:value-type="float" office:value="0.2520499"/>
          <table:table-cell office:value-type="float" office:value="0.0442911"/>
          <table:table-cell office:value-type="float" office:value="10"/>
          <table:table-cell office:value-type="float" office:value="4.461619853973389"/>
          <table:table-cell office:value-type="float" office:value="0.26695919036865234"/>
          <table:table-cell office:value-type="float" office:value="4.194660663604736"/>
          <table:table-cell office:value-type="float" office:value="1.0336821347475051"/>
          <table:table-cell office:value-type="float" office:value="1.350885240076539"/>
          <table:table-cell office:value-type="float" office:value="0.7524024665355682"/>
          <table:table-cell office:value-type="float" office:value="1.314961802959442"/>
          <table:table-cell office:value-type="float" office:value="0.5625593364238739"/>
          <table:table-cell office:value-type="float" office:value="0.2669592"/>
          <table:table-cell office:value-type="float" office:value="0.2820308"/>
          <table:table-cell office:value-type="float" office:value="0.3610624"/>
          <table:table-cell office:value-type="float" office:value="0.61869"/>
          <table:table-cell office:value-type="float" office:value="2.2332699"/>
          <table:table-cell office:value-type="float" office:value="-0.0143008"/>
          <table:table-cell office:value-type="float" office:value="0.31324"/>
          <table:table-cell office:value-type="float" office:value="0.34194"/>
          <table:table-cell office:value-type="float" office:value="0.35916"/>
          <table:table-cell office:value-type="float" office:value="1.0988492"/>
          <table:table-cell office:value-type="float" office:value="4.4616199"/>
          <table:table-cell office:value-type="float" office:value="-0.0081508"/>
          <table:table-cell office:value-type="float" office:value="0.6880963"/>
          <table:table-cell office:value-type="float" office:value="0.2481063"/>
          <table:table-cell office:value-type="float" office:value="0.0239"/>
          <table:table-cell office:value-type="float" office:value="0.6880963"/>
          <table:table-cell office:value-type="float" office:value="0.2481063"/>
          <table:table-cell office:value-type="float" office:value="0.0301"/>
          <table:table-cell office:value-type="float" office:value="0.6880963"/>
          <table:table-cell office:value-type="float" office:value="0.2481064"/>
          <table:table-cell office:value-type="float" office:value="0.0363"/>
          <table:table-cell office:value-type="float" office:value="0.6880963"/>
          <table:table-cell office:value-type="float" office:value="0.2481064"/>
          <table:table-cell office:value-type="float" office:value="0.0425"/>
          <table:table-cell office:value-type="float" office:value="0.6880962"/>
          <table:table-cell office:value-type="float" office:value="0.2481064"/>
          <table:table-cell office:value-type="float" office:value="0.0487"/>
          <table:table-cell office:value-type="float" office:value="0.6880962"/>
          <table:table-cell office:value-type="float" office:value="0.2481064"/>
          <table:table-cell office:value-type="float" office:value="0.0549"/>
          <table:table-cell office:value-type="float" office:value="0.6880963"/>
          <table:table-cell office:value-type="float" office:value="0.2543063"/>
          <table:table-cell office:value-type="float" office:value="0.0239"/>
          <table:table-cell office:value-type="float" office:value="0.6880963"/>
          <table:table-cell office:value-type="float" office:value="0.2543063"/>
          <table:table-cell office:value-type="float" office:value="0.0301"/>
          <table:table-cell office:value-type="float" office:value="0.6880963"/>
          <table:table-cell office:value-type="float" office:value="0.2543064"/>
          <table:table-cell office:value-type="float" office:value="0.0363"/>
          <table:table-cell office:value-type="float" office:value="0.6880962"/>
          <table:table-cell office:value-type="float" office:value="0.2543064"/>
          <table:table-cell office:value-type="float" office:value="0.0425"/>
          <table:table-cell office:value-type="float" office:value="0.6880962"/>
          <table:table-cell office:value-type="float" office:value="0.2543064"/>
          <table:table-cell office:value-type="float" office:value="0.0487"/>
          <table:table-cell office:value-type="float" office:value="0.6880962"/>
          <table:table-cell office:value-type="float" office:value="0.2543064"/>
          <table:table-cell office:value-type="float" office:value="0.05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